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6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93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0.986cm"/>
    </style:style>
    <style:style style:name="co7" style:family="table-column">
      <style:table-column-properties fo:break-before="auto" style:column-width="1.82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884cm"/>
    </style:style>
    <style:style style:name="co14" style:family="table-column">
      <style:table-column-properties fo:break-before="auto" style:column-width="1.871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 style:data-style-name="N113"/>
    <style:style style:name="ce2" style:family="table-cell" style:parent-style-name="Default" style:data-style-name="N113">
      <style:table-cell-properties fo:background-color="#ffff00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" style:family="table-cell" style:parent-style-name="Default" style:data-style-name="N11">
      <style:text-properties fo:font-size="8pt" style:font-size-asian="8pt" style:font-size-complex="8pt"/>
    </style:style>
    <style:style style:name="ce6" style:family="table-cell" style:parent-style-name="Default" style:data-style-name="N11">
      <style:table-cell-properties fo:background-color="#ffff00"/>
      <style:text-properties fo:font-size="8pt" style:font-size-asian="8pt" style:font-size-complex="8pt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fff00"/>
    </style:style>
    <style:style style:name="ce10" style:family="table-cell" style:parent-style-name="Default" style:data-style-name="N4">
      <style:text-properties fo:font-size="8pt" style:font-size-asian="8pt" style:font-size-complex="8pt"/>
    </style:style>
    <style:style style:name="ce11" style:family="table-cell" style:parent-style-name="Default" style:data-style-name="N4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4">
      <style:table-cell-properties fo:background-color="#ffff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fo:font-size="9pt" style:font-size-asian="9pt" style:font-size-complex="9pt"/>
    </style:style>
    <style:style style:name="ce24" style:family="table-cell" style:parent-style-name="Default" style:data-style-name="N104">
      <style:text-properties fo:font-size="9pt" style:font-size-asian="9pt" style:font-size-complex="9pt"/>
    </style:style>
    <style:style style:name="ce25" style:family="table-cell" style:parent-style-name="Default" style:data-style-name="N104">
      <style:table-cell-properties fo:background-color="#ffff00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6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Default"/>
        <table:table-row table:style-name="ro1">
          <table:table-cell table:number-columns-repeated="15"/>
          <table:table-cell office:value-type="string" calcext:value-type="string">
            <text:p>Topla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Tüfe</text:p>
          </table:table-cell>
          <table:table-cell office:value-type="string" calcext:value-type="string">
            <text:p>SnyA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SnyB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SnyE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SnyF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SnyG</text:p>
          </table:table-cell>
          <table:table-cell office:value-type="string" calcext:value-type="string">
            <text:p>TL/m2</text:p>
          </table:table-cell>
          <table:table-cell/>
          <table:table-cell table:style-name="ce3" office:value-type="string" calcext:value-type="string">
            <text:p>TL/m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6" office:value-type="float" office:value="24000" calcext:value-type="float">
            <text:p>24.000,00</text:p>
          </table:table-cell>
          <table:table-cell table:style-name="ce10"/>
          <table:table-cell table:style-name="ce16" office:value-type="float" office:value="43200" calcext:value-type="float">
            <text:p>43.200,00</text:p>
          </table:table-cell>
          <table:table-cell table:style-name="ce10"/>
          <table:table-cell table:style-name="ce16" office:value-type="float" office:value="43200" calcext:value-type="float">
            <text:p>43.200,00</text:p>
          </table:table-cell>
          <table:table-cell table:style-name="ce10"/>
          <table:table-cell table:style-name="ce16" office:value-type="float" office:value="30000" calcext:value-type="float">
            <text:p>30.000,00</text:p>
          </table:table-cell>
          <table:table-cell table:style-name="ce10"/>
          <table:table-cell table:style-name="ce16" office:value-type="float" office:value="48000" calcext:value-type="float">
            <text:p>48.000,00</text:p>
          </table:table-cell>
          <table:table-cell table:style-name="ce10"/>
          <table:table-cell table:style-name="ce16"/>
          <table:table-cell table:style-name="ce10"/>
          <table:table-cell table:number-columns-repeated="1010"/>
        </table:table-row>
        <table:table-row table:style-name="ro1">
          <table:table-cell table:number-columns-repeated="2"/>
          <table:table-cell table:style-name="ce16" table:formula="of:=[.C3]/12" office:value-type="float" office:value="2000" calcext:value-type="float">
            <text:p>2.000,00</text:p>
          </table:table-cell>
          <table:table-cell table:style-name="ce10"/>
          <table:table-cell table:style-name="ce16" table:formula="of:=[.E3]/12" office:value-type="float" office:value="3600" calcext:value-type="float">
            <text:p>3.600,00</text:p>
          </table:table-cell>
          <table:table-cell table:style-name="ce10"/>
          <table:table-cell table:style-name="ce16" table:formula="of:=[.G3]/12" office:value-type="float" office:value="3600" calcext:value-type="float">
            <text:p>3.600,00</text:p>
          </table:table-cell>
          <table:table-cell table:style-name="ce10"/>
          <table:table-cell table:style-name="ce16" table:formula="of:=[.I3]/12" office:value-type="float" office:value="2500" calcext:value-type="float">
            <text:p>2.500,00</text:p>
          </table:table-cell>
          <table:table-cell table:style-name="ce10"/>
          <table:table-cell table:style-name="ce16" table:formula="of:=[.K3]/12" office:value-type="float" office:value="4000" calcext:value-type="float">
            <text:p>4.000,00</text:p>
          </table:table-cell>
          <table:table-cell table:style-name="ce10"/>
          <table:table-cell table:style-name="ce16" table:formula="of:=[.M3]/12" office:value-type="float" office:value="0" calcext:value-type="float">
            <text:p>0,00</text:p>
          </table:table-cell>
          <table:table-cell table:style-name="ce10"/>
          <table:table-cell table:number-columns-repeated="1010"/>
        </table:table-row>
        <table:table-row table:style-name="ro1">
          <table:table-cell table:number-columns-repeated="2"/>
          <table:table-cell table:style-name="ce16"/>
          <table:table-cell table:style-name="ce10"/>
          <table:table-cell table:style-name="ce16" office:value-type="float" office:value="3600" calcext:value-type="float">
            <text:p>3.600,00</text:p>
          </table:table-cell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2</text:p>
          </table:table-cell>
          <table:table-cell table:style-name="ce16" office:value-type="float" office:value="55" calcext:value-type="float">
            <text:p>55,00</text:p>
          </table:table-cell>
          <table:table-cell table:style-name="ce10"/>
          <table:table-cell table:style-name="ce16" office:value-type="float" office:value="160" calcext:value-type="float">
            <text:p>160,00</text:p>
          </table:table-cell>
          <table:table-cell table:style-name="ce10"/>
          <table:table-cell table:style-name="ce16" office:value-type="float" office:value="400" calcext:value-type="float">
            <text:p>400,00</text:p>
          </table:table-cell>
          <table:table-cell table:style-name="ce10"/>
          <table:table-cell table:style-name="ce16" office:value-type="float" office:value="100" calcext:value-type="float">
            <text:p>100,00</text:p>
          </table:table-cell>
          <table:table-cell table:style-name="ce10"/>
          <table:table-cell table:style-name="ce16" office:value-type="float" office:value="100" calcext:value-type="float">
            <text:p>100,00</text:p>
          </table:table-cell>
          <table:table-cell table:style-name="ce10"/>
          <table:table-cell table:style-name="ce16" office:value-type="float" office:value="100" calcext:value-type="float">
            <text:p>100,00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3" office:value-type="date" office:date-value="2021-07-01" calcext:value-type="date">
            <text:p>Tem <text:s/>2021</text:p>
          </table:table-cell>
          <table:table-cell table:style-name="ce5" office:value-type="percentage" office:value="0.018" calcext:value-type="percentage">
            <text:p>%1,80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number-columns-repeated="1010"/>
        </table:table-row>
        <table:table-row table:style-name="ro1">
          <table:table-cell table:style-name="ce13" office:value-type="date" office:date-value="2021-08-01" calcext:value-type="date">
            <text:p>Ağu <text:s/>2021</text:p>
          </table:table-cell>
          <table:table-cell table:style-name="ce5" office:value-type="percentage" office:value="0.0112" calcext:value-type="percentage">
            <text:p>%1,12</text:p>
          </table:table-cell>
          <table:table-cell table:style-name="ce16"/>
          <table:table-cell table:style-name="ce10"/>
          <table:table-cell table:style-name="ce17" office:value-type="float" office:value="3600" calcext:value-type="float">
            <text:p>3.600,00</text:p>
          </table:table-cell>
          <table:table-cell table:style-name="ce11" table:formula="of:=[.E8]/[.$E$6]" office:value-type="float" office:value="22.5" calcext:value-type="float">
            <text:p>22,50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8]+[.E8]+[.G8]+[.I8]+[.K8]+[.M8]" office:value-type="currency" office:currency="TRY" office:value="3600" calcext:value-type="currency">
            <text:p>₺3.600,00</text:p>
          </table:table-cell>
          <table:table-cell table:style-name="ce24" table:formula="of:=[.D8]+[.F8]+[.H8]+[.J8]+[.L8]+[.N8]" office:value-type="currency" office:currency="TRY" office:value="22.5" calcext:value-type="currency">
            <text:p>₺22,50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1-09-01" calcext:value-type="date">
            <text:p>Eyl <text:s/>2021</text:p>
          </table:table-cell>
          <table:table-cell table:style-name="ce5" office:value-type="percentage" office:value="0.0125" calcext:value-type="percentage">
            <text:p>%1,25</text:p>
          </table:table-cell>
          <table:table-cell table:style-name="ce17" office:value-type="float" office:value="2000" calcext:value-type="float">
            <text:p>2.000,00</text:p>
          </table:table-cell>
          <table:table-cell table:style-name="ce11" table:formula="of:=[.C9]/[.$C$6]" office:value-type="float" office:value="36.3636363636364" calcext:value-type="float">
            <text:p>36,36</text:p>
          </table:table-cell>
          <table:table-cell table:style-name="ce16" table:formula="of:=[.E8]+([.E8]*[.B9])" office:value-type="float" office:value="3645" calcext:value-type="float">
            <text:p>3.645,00</text:p>
          </table:table-cell>
          <table:table-cell table:style-name="ce11" table:formula="of:=[.E9]/[.$E$6]" office:value-type="float" office:value="22.78125" calcext:value-type="float">
            <text:p>22,78</text:p>
          </table:table-cell>
          <table:table-cell table:style-name="ce16"/>
          <table:table-cell table:style-name="ce10"/>
          <table:table-cell table:style-name="ce17" office:value-type="float" office:value="2500" calcext:value-type="float">
            <text:p>2.500,00</text:p>
          </table:table-cell>
          <table:table-cell table:style-name="ce11" table:formula="of:=[.I9]/[.$I$6]" office:value-type="float" office:value="25" calcext:value-type="float">
            <text:p>25,00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9]+[.E9]+[.G9]+[.I9]+[.K9]+[.M9]" office:value-type="currency" office:currency="TRY" office:value="8145" calcext:value-type="currency">
            <text:p>₺8.145,00</text:p>
          </table:table-cell>
          <table:table-cell table:style-name="ce24" table:formula="of:=[.D9]+[.F9]+[.H9]+[.J9]+[.L9]+[.N9]" office:value-type="currency" office:currency="TRY" office:value="84.1448863636364" calcext:value-type="currency">
            <text:p>₺84,14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1-10-01" calcext:value-type="date">
            <text:p>Eki <text:s/>2021</text:p>
          </table:table-cell>
          <table:table-cell table:style-name="ce5" office:value-type="percentage" office:value="0.0239" calcext:value-type="percentage">
            <text:p>%2,39</text:p>
          </table:table-cell>
          <table:table-cell table:style-name="ce16" table:formula="of:=[.C9]+([.C9]*[.B10])" office:value-type="float" office:value="2047.8" calcext:value-type="float">
            <text:p>2.047,80</text:p>
          </table:table-cell>
          <table:table-cell table:style-name="ce11" table:formula="of:=[.C10]/[.$C$6]" office:value-type="float" office:value="37.2327272727273" calcext:value-type="float">
            <text:p>37,23</text:p>
          </table:table-cell>
          <table:table-cell table:style-name="ce16" table:formula="of:=[.E9]+([.E9]*[.B10])" office:value-type="float" office:value="3732.1155" calcext:value-type="float">
            <text:p>3.732,12</text:p>
          </table:table-cell>
          <table:table-cell table:style-name="ce11" table:formula="of:=[.E10]/[.$E$6]" office:value-type="float" office:value="23.325721875" calcext:value-type="float">
            <text:p>23,33</text:p>
          </table:table-cell>
          <table:table-cell table:style-name="ce16"/>
          <table:table-cell table:style-name="ce10"/>
          <table:table-cell table:style-name="ce16" table:formula="of:=[.I9]+([.I9]*[.B10])" office:value-type="float" office:value="2559.75" calcext:value-type="float">
            <text:p>2.559,75</text:p>
          </table:table-cell>
          <table:table-cell table:style-name="ce11" table:formula="of:=[.I10]/[.$I$6]" office:value-type="float" office:value="25.5975" calcext:value-type="float">
            <text:p>25,60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10]+[.E10]+[.G10]+[.I10]+[.K10]+[.M10]" office:value-type="currency" office:currency="TRY" office:value="8339.6655" calcext:value-type="currency">
            <text:p>₺8.339,67</text:p>
          </table:table-cell>
          <table:table-cell table:style-name="ce24" table:formula="of:=[.D10]+[.F10]+[.H10]+[.J10]+[.L10]+[.N10]" office:value-type="currency" office:currency="TRY" office:value="86.1559491477273" calcext:value-type="currency">
            <text:p>₺86,16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1-11-01" calcext:value-type="date">
            <text:p>Kas <text:s/>2021</text:p>
          </table:table-cell>
          <table:table-cell table:style-name="ce5" office:value-type="percentage" office:value="0.0351" calcext:value-type="percentage">
            <text:p>%3,51</text:p>
          </table:table-cell>
          <table:table-cell table:style-name="ce16" table:formula="of:=[.C10]+([.C10]*[.B11])" office:value-type="float" office:value="2119.67778" calcext:value-type="float">
            <text:p>2.119,68</text:p>
          </table:table-cell>
          <table:table-cell table:style-name="ce11" table:formula="of:=[.C11]/[.$C$6]" office:value-type="float" office:value="38.539596" calcext:value-type="float">
            <text:p>38,54</text:p>
          </table:table-cell>
          <table:table-cell table:style-name="ce16" table:formula="of:=[.E10]+([.E10]*[.B11])" office:value-type="float" office:value="3863.11275405" calcext:value-type="float">
            <text:p>3.863,11</text:p>
          </table:table-cell>
          <table:table-cell table:style-name="ce11" table:formula="of:=[.E11]/[.$E$6]" office:value-type="float" office:value="24.1444547128125" calcext:value-type="float">
            <text:p>24,14</text:p>
          </table:table-cell>
          <table:table-cell table:style-name="ce17" office:value-type="float" office:value="3600" calcext:value-type="float">
            <text:p>3.600,00</text:p>
          </table:table-cell>
          <table:table-cell table:style-name="ce11" table:formula="of:=[.G11]/[.$G$6]" office:value-type="float" office:value="9" calcext:value-type="float">
            <text:p>9,00</text:p>
          </table:table-cell>
          <table:table-cell table:style-name="ce16" table:formula="of:=[.I10]+([.I10]*[.B11])" office:value-type="float" office:value="2649.597225" calcext:value-type="float">
            <text:p>2.649,60</text:p>
          </table:table-cell>
          <table:table-cell table:style-name="ce11" table:formula="of:=[.I11]/[.$I$6]" office:value-type="float" office:value="26.49597225" calcext:value-type="float">
            <text:p>26,50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11]+[.E11]+[.G11]+[.I11]+[.K11]+[.M11]" office:value-type="currency" office:currency="TRY" office:value="12232.38775905" calcext:value-type="currency">
            <text:p>₺12.232,39</text:p>
          </table:table-cell>
          <table:table-cell table:style-name="ce24" table:formula="of:=[.D11]+[.F11]+[.H11]+[.J11]+[.L11]+[.N11]" office:value-type="currency" office:currency="TRY" office:value="98.1800229628125" calcext:value-type="currency">
            <text:p>₺98,18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1-12-01" calcext:value-type="date">
            <text:p>Ara <text:s/>2021</text:p>
          </table:table-cell>
          <table:table-cell table:style-name="ce5" office:value-type="percentage" office:value="0.1358" calcext:value-type="percentage">
            <text:p>%13,58</text:p>
          </table:table-cell>
          <table:table-cell table:style-name="ce16" table:formula="of:=[.C11]+([.C11]*[.B12])" office:value-type="float" office:value="2407.530022524" calcext:value-type="float">
            <text:p>2.407,53</text:p>
          </table:table-cell>
          <table:table-cell table:style-name="ce11" table:formula="of:=[.C12]/[.$C$6]" office:value-type="float" office:value="43.7732731368" calcext:value-type="float">
            <text:p>43,77</text:p>
          </table:table-cell>
          <table:table-cell table:style-name="ce16" table:formula="of:=[.E11]+([.E11]*[.B12])" office:value-type="float" office:value="4387.72346604999" calcext:value-type="float">
            <text:p>4.387,72</text:p>
          </table:table-cell>
          <table:table-cell table:style-name="ce11" table:formula="of:=[.E12]/[.$E$6]" office:value-type="float" office:value="27.4232716628124" calcext:value-type="float">
            <text:p>27,42</text:p>
          </table:table-cell>
          <table:table-cell table:style-name="ce16" table:formula="of:=[.G11]+([.G11]*[.B12])" office:value-type="float" office:value="4088.88" calcext:value-type="float">
            <text:p>4.088,88</text:p>
          </table:table-cell>
          <table:table-cell table:style-name="ce11" table:formula="of:=[.G12]/[.$G$6]" office:value-type="float" office:value="10.2222" calcext:value-type="float">
            <text:p>10,22</text:p>
          </table:table-cell>
          <table:table-cell table:style-name="ce16" table:formula="of:=[.I11]+([.I11]*[.B12])" office:value-type="float" office:value="3009.412528155" calcext:value-type="float">
            <text:p>3.009,41</text:p>
          </table:table-cell>
          <table:table-cell table:style-name="ce11" table:formula="of:=[.I12]/[.$I$6]" office:value-type="float" office:value="30.09412528155" calcext:value-type="float">
            <text:p>30,09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12]+[.E12]+[.G12]+[.I12]+[.K12]+[.M12]" office:value-type="currency" office:currency="TRY" office:value="13893.546016729" calcext:value-type="currency">
            <text:p>₺13.893,55</text:p>
          </table:table-cell>
          <table:table-cell table:style-name="ce24" table:formula="of:=[.D12]+[.F12]+[.H12]+[.J12]+[.L12]+[.N12]" office:value-type="currency" office:currency="TRY" office:value="111.512870081162" calcext:value-type="currency">
            <text:p>₺111,51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1-01" calcext:value-type="date">
            <text:p>Oca <text:s/>2022</text:p>
          </table:table-cell>
          <table:table-cell table:style-name="ce5" office:value-type="percentage" office:value="0.111" calcext:value-type="percentage">
            <text:p>%11,10</text:p>
          </table:table-cell>
          <table:table-cell table:style-name="ce16" table:formula="of:=[.C12]+([.C12]*[.B13])" office:value-type="float" office:value="2674.76585502416" calcext:value-type="float">
            <text:p>2.674,77</text:p>
          </table:table-cell>
          <table:table-cell table:style-name="ce11" table:formula="of:=[.C13]/[.$C$6]" office:value-type="float" office:value="48.6321064549847" calcext:value-type="float">
            <text:p>48,63</text:p>
          </table:table-cell>
          <table:table-cell table:style-name="ce16" table:formula="of:=[.E12]+([.E12]*[.B13])" office:value-type="float" office:value="4874.76077078154" calcext:value-type="float">
            <text:p>4.874,76</text:p>
          </table:table-cell>
          <table:table-cell table:style-name="ce11" table:formula="of:=[.E13]/[.$E$6]" office:value-type="float" office:value="30.4672548173846" calcext:value-type="float">
            <text:p>30,47</text:p>
          </table:table-cell>
          <table:table-cell table:style-name="ce16" table:formula="of:=[.G12]+([.G12]*[.B13])" office:value-type="float" office:value="4542.74568" calcext:value-type="float">
            <text:p>4.542,75</text:p>
          </table:table-cell>
          <table:table-cell table:style-name="ce11" table:formula="of:=[.G13]/[.$G$6]" office:value-type="float" office:value="11.3568642" calcext:value-type="float">
            <text:p>11,36</text:p>
          </table:table-cell>
          <table:table-cell table:style-name="ce16" table:formula="of:=[.I12]+([.I12]*[.B13])" office:value-type="float" office:value="3343.45731878021" calcext:value-type="float">
            <text:p>3.343,46</text:p>
          </table:table-cell>
          <table:table-cell table:style-name="ce11" table:formula="of:=[.I13]/[.$I$6]" office:value-type="float" office:value="33.4345731878021" calcext:value-type="float">
            <text:p>33,43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13]+[.E13]+[.G13]+[.I13]+[.K13]+[.M13]" office:value-type="currency" office:currency="TRY" office:value="15435.7296245859" calcext:value-type="currency">
            <text:p>₺15.435,73</text:p>
          </table:table-cell>
          <table:table-cell table:style-name="ce24" table:formula="of:=[.D13]+[.F13]+[.H13]+[.J13]+[.L13]+[.N13]" office:value-type="currency" office:currency="TRY" office:value="123.890798660171" calcext:value-type="currency">
            <text:p>₺123,89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2-01" calcext:value-type="date">
            <text:p>Şub <text:s/>2022</text:p>
          </table:table-cell>
          <table:table-cell table:style-name="ce5" office:value-type="percentage" office:value="0.0481" calcext:value-type="percentage">
            <text:p>%4,81</text:p>
          </table:table-cell>
          <table:table-cell table:style-name="ce16" table:formula="of:=[.C13]+([.C13]*[.B14])" office:value-type="float" office:value="2803.42209265083" calcext:value-type="float">
            <text:p>2.803,42</text:p>
          </table:table-cell>
          <table:table-cell table:style-name="ce11" table:formula="of:=[.C14]/[.$C$6]" office:value-type="float" office:value="50.9713107754696" calcext:value-type="float">
            <text:p>50,97</text:p>
          </table:table-cell>
          <table:table-cell table:style-name="ce16" table:formula="of:=[.E13]+([.E13]*[.B14])" office:value-type="float" office:value="5109.23676385613" calcext:value-type="float">
            <text:p>5.109,24</text:p>
          </table:table-cell>
          <table:table-cell table:style-name="ce11" table:formula="of:=[.E14]/[.$E$6]" office:value-type="float" office:value="31.9327297741008" calcext:value-type="float">
            <text:p>31,93</text:p>
          </table:table-cell>
          <table:table-cell table:style-name="ce16" table:formula="of:=[.G13]+([.G13]*[.B14])" office:value-type="float" office:value="4761.251747208" calcext:value-type="float">
            <text:p>4.761,25</text:p>
          </table:table-cell>
          <table:table-cell table:style-name="ce11" table:formula="of:=[.G14]/[.$G$6]" office:value-type="float" office:value="11.90312936802" calcext:value-type="float">
            <text:p>11,90</text:p>
          </table:table-cell>
          <table:table-cell table:style-name="ce16" table:formula="of:=[.I13]+([.I13]*[.B14])" office:value-type="float" office:value="3504.27761581353" calcext:value-type="float">
            <text:p>3.504,28</text:p>
          </table:table-cell>
          <table:table-cell table:style-name="ce11" table:formula="of:=[.I14]/[.$I$6]" office:value-type="float" office:value="35.0427761581353" calcext:value-type="float">
            <text:p>35,04</text:p>
          </table:table-cell>
          <table:table-cell table:style-name="ce16"/>
          <table:table-cell table:style-name="ce10"/>
          <table:table-cell table:style-name="ce16"/>
          <table:table-cell table:style-name="ce10"/>
          <table:table-cell table:style-name="ce24" table:formula="of:=[.C14]+[.E14]+[.G14]+[.I14]+[.K14]+[.M14]" office:value-type="currency" office:currency="TRY" office:value="16178.1882195285" calcext:value-type="currency">
            <text:p>₺16.178,19</text:p>
          </table:table-cell>
          <table:table-cell table:style-name="ce24" table:formula="of:=[.D14]+[.F14]+[.H14]+[.J14]+[.L14]+[.N14]" office:value-type="currency" office:currency="TRY" office:value="129.849946075726" calcext:value-type="currency">
            <text:p>₺129,85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3-01" calcext:value-type="date">
            <text:p>Mar <text:s/>2022</text:p>
          </table:table-cell>
          <table:table-cell table:style-name="ce5" office:value-type="percentage" office:value="0.0546" calcext:value-type="percentage">
            <text:p>%5,46</text:p>
          </table:table-cell>
          <table:table-cell table:style-name="ce16" table:formula="of:=[.C14]+([.C14]*[.B15])" office:value-type="float" office:value="2956.48893890956" calcext:value-type="float">
            <text:p>2.956,49</text:p>
          </table:table-cell>
          <table:table-cell table:style-name="ce11" table:formula="of:=[.C15]/[.$C$6]" office:value-type="float" office:value="53.7543443438102" calcext:value-type="float">
            <text:p>53,75</text:p>
          </table:table-cell>
          <table:table-cell table:style-name="ce16" table:formula="of:=[.E14]+([.E14]*[.B15])" office:value-type="float" office:value="5388.20109116268" calcext:value-type="float">
            <text:p>5.388,20</text:p>
          </table:table-cell>
          <table:table-cell table:style-name="ce11" table:formula="of:=[.E15]/[.$E$6]" office:value-type="float" office:value="33.6762568197667" calcext:value-type="float">
            <text:p>33,68</text:p>
          </table:table-cell>
          <table:table-cell table:style-name="ce16" table:formula="of:=[.G14]+([.G14]*[.B15])" office:value-type="float" office:value="5021.21609260556" calcext:value-type="float">
            <text:p>5.021,22</text:p>
          </table:table-cell>
          <table:table-cell table:style-name="ce11" table:formula="of:=[.G15]/[.$G$6]" office:value-type="float" office:value="12.5530402315139" calcext:value-type="float">
            <text:p>12,55</text:p>
          </table:table-cell>
          <table:table-cell table:style-name="ce16" table:formula="of:=[.I14]+([.I14]*[.B15])" office:value-type="float" office:value="3695.61117363695" calcext:value-type="float">
            <text:p>3.695,61</text:p>
          </table:table-cell>
          <table:table-cell table:style-name="ce11" table:formula="of:=[.I15]/[.$I$6]" office:value-type="float" office:value="36.9561117363695" calcext:value-type="float">
            <text:p>36,96</text:p>
          </table:table-cell>
          <table:table-cell table:style-name="ce17" office:value-type="float" office:value="4000" calcext:value-type="float">
            <text:p>4.000,00</text:p>
          </table:table-cell>
          <table:table-cell table:style-name="ce11" table:formula="of:=[.K15]/[.$K$6]" office:value-type="float" office:value="40" calcext:value-type="float">
            <text:p>40,00</text:p>
          </table:table-cell>
          <table:table-cell table:style-name="ce16"/>
          <table:table-cell table:style-name="ce11" table:formula="of:=[.M15]/[.$K$6]" office:value-type="float" office:value="0" calcext:value-type="float">
            <text:p>0,00</text:p>
          </table:table-cell>
          <table:table-cell table:style-name="ce24" table:formula="of:=[.C15]+[.E15]+[.G15]+[.I15]+[.K15]+[.M15]" office:value-type="currency" office:currency="TRY" office:value="21061.5172963148" calcext:value-type="currency">
            <text:p>₺21.061,52</text:p>
          </table:table-cell>
          <table:table-cell table:style-name="ce24" table:formula="of:=[.D15]+[.F15]+[.H15]+[.J15]+[.L15]+[.N15]" office:value-type="currency" office:currency="TRY" office:value="176.93975313146" calcext:value-type="currency">
            <text:p>₺176,94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4-01" calcext:value-type="date">
            <text:p>Nis <text:s/>2022</text:p>
          </table:table-cell>
          <table:table-cell table:style-name="ce5" office:value-type="percentage" office:value="0.0725" calcext:value-type="percentage">
            <text:p>%7,25</text:p>
          </table:table-cell>
          <table:table-cell table:style-name="ce16" table:formula="of:=[.C15]+([.C15]*[.B16])" office:value-type="float" office:value="3170.8343869805" calcext:value-type="float">
            <text:p>3.170,83</text:p>
          </table:table-cell>
          <table:table-cell table:style-name="ce11" table:formula="of:=[.C16]/[.$C$6]" office:value-type="float" office:value="57.6515343087364" calcext:value-type="float">
            <text:p>57,65</text:p>
          </table:table-cell>
          <table:table-cell table:style-name="ce16" table:formula="of:=[.E15]+([.E15]*[.B16])" office:value-type="float" office:value="5778.84567027197" calcext:value-type="float">
            <text:p>5.778,85</text:p>
          </table:table-cell>
          <table:table-cell table:style-name="ce11" table:formula="of:=[.E16]/[.$E$6]" office:value-type="float" office:value="36.1177854391998" calcext:value-type="float">
            <text:p>36,12</text:p>
          </table:table-cell>
          <table:table-cell table:style-name="ce16" table:formula="of:=[.G15]+([.G15]*[.B16])" office:value-type="float" office:value="5385.25425931946" calcext:value-type="float">
            <text:p>5.385,25</text:p>
          </table:table-cell>
          <table:table-cell table:style-name="ce11" table:formula="of:=[.G16]/[.$G$6]" office:value-type="float" office:value="13.4631356482987" calcext:value-type="float">
            <text:p>13,46</text:p>
          </table:table-cell>
          <table:table-cell table:style-name="ce16" table:formula="of:=[.I15]+([.I15]*[.B16])" office:value-type="float" office:value="3963.54298372563" calcext:value-type="float">
            <text:p>3.963,54</text:p>
          </table:table-cell>
          <table:table-cell table:style-name="ce11" table:formula="of:=[.I16]/[.$I$6]" office:value-type="float" office:value="39.6354298372563" calcext:value-type="float">
            <text:p>39,64</text:p>
          </table:table-cell>
          <table:table-cell table:style-name="ce16" table:formula="of:=[.K15]+([.K15]*[.B16])" office:value-type="float" office:value="4290" calcext:value-type="float">
            <text:p>4.290,00</text:p>
          </table:table-cell>
          <table:table-cell table:style-name="ce11" table:formula="of:=[.K16]/[.$K$6]" office:value-type="float" office:value="42.9" calcext:value-type="float">
            <text:p>42,90</text:p>
          </table:table-cell>
          <table:table-cell table:style-name="ce16"/>
          <table:table-cell table:style-name="ce11" table:formula="of:=[.M16]/[.$K$6]" office:value-type="float" office:value="0" calcext:value-type="float">
            <text:p>0,00</text:p>
          </table:table-cell>
          <table:table-cell table:style-name="ce24" table:formula="of:=[.C16]+[.E16]+[.G16]+[.I16]+[.K16]+[.M16]" office:value-type="currency" office:currency="TRY" office:value="22588.4773002976" calcext:value-type="currency">
            <text:p>₺22.588,48</text:p>
          </table:table-cell>
          <table:table-cell table:style-name="ce24" table:formula="of:=[.D16]+[.F16]+[.H16]+[.J16]+[.L16]+[.N16]" office:value-type="currency" office:currency="TRY" office:value="189.767885233491" calcext:value-type="currency">
            <text:p>₺189,77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5-01" calcext:value-type="date">
            <text:p>May <text:s/>2022</text:p>
          </table:table-cell>
          <table:table-cell table:style-name="ce5" office:value-type="percentage" office:value="0.0298" calcext:value-type="percentage">
            <text:p>%2,98</text:p>
          </table:table-cell>
          <table:table-cell table:style-name="ce16" table:formula="of:=[.C16]+([.C16]*[.B17])" office:value-type="float" office:value="3265.32525171252" calcext:value-type="float">
            <text:p>3.265,33</text:p>
          </table:table-cell>
          <table:table-cell table:style-name="ce11" table:formula="of:=[.C17]/[.$C$6]" office:value-type="float" office:value="59.3695500311367" calcext:value-type="float">
            <text:p>59,37</text:p>
          </table:table-cell>
          <table:table-cell table:style-name="ce16" table:formula="of:=[.E16]+([.E16]*[.B17])" office:value-type="float" office:value="5951.05527124607" calcext:value-type="float">
            <text:p>5.951,06</text:p>
          </table:table-cell>
          <table:table-cell table:style-name="ce11" table:formula="of:=[.E17]/[.$E$6]" office:value-type="float" office:value="37.1940954452879" calcext:value-type="float">
            <text:p>37,19</text:p>
          </table:table-cell>
          <table:table-cell table:style-name="ce16" table:formula="of:=[.G16]+([.G16]*[.B17])" office:value-type="float" office:value="5545.73483624718" calcext:value-type="float">
            <text:p>5.545,73</text:p>
          </table:table-cell>
          <table:table-cell table:style-name="ce11" table:formula="of:=[.G17]/[.$G$6]" office:value-type="float" office:value="13.864337090618" calcext:value-type="float">
            <text:p>13,86</text:p>
          </table:table-cell>
          <table:table-cell table:style-name="ce16" table:formula="of:=[.I16]+([.I16]*[.B17])" office:value-type="float" office:value="4081.65656464066" calcext:value-type="float">
            <text:p>4.081,66</text:p>
          </table:table-cell>
          <table:table-cell table:style-name="ce11" table:formula="of:=[.I17]/[.$I$6]" office:value-type="float" office:value="40.8165656464066" calcext:value-type="float">
            <text:p>40,82</text:p>
          </table:table-cell>
          <table:table-cell table:style-name="ce16" table:formula="of:=[.K16]+([.K16]*[.B17])" office:value-type="float" office:value="4417.842" calcext:value-type="float">
            <text:p>4.417,84</text:p>
          </table:table-cell>
          <table:table-cell table:style-name="ce11" table:formula="of:=[.K17]/[.$K$6]" office:value-type="float" office:value="44.17842" calcext:value-type="float">
            <text:p>44,18</text:p>
          </table:table-cell>
          <table:table-cell table:style-name="ce16"/>
          <table:table-cell table:style-name="ce11" table:formula="of:=[.M17]/[.$K$6]" office:value-type="float" office:value="0" calcext:value-type="float">
            <text:p>0,00</text:p>
          </table:table-cell>
          <table:table-cell table:style-name="ce24" table:formula="of:=[.C17]+[.E17]+[.G17]+[.I17]+[.K17]+[.M17]" office:value-type="currency" office:currency="TRY" office:value="23261.6139238464" calcext:value-type="currency">
            <text:p>₺23.261,61</text:p>
          </table:table-cell>
          <table:table-cell table:style-name="ce24" table:formula="of:=[.D17]+[.F17]+[.H17]+[.J17]+[.L17]+[.N17]" office:value-type="currency" office:currency="TRY" office:value="195.422968213449" calcext:value-type="currency">
            <text:p>₺195,42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2-06-01" calcext:value-type="date">
            <text:p>Haz <text:s/>2022</text:p>
          </table:table-cell>
          <table:table-cell table:style-name="ce6" office:value-type="percentage" office:value="0.0495" calcext:value-type="percentage">
            <text:p>%4,95</text:p>
          </table:table-cell>
          <table:table-cell table:style-name="ce9" table:formula="of:=[.C17]+([.C17]*[.B18])" office:value-type="float" office:value="3426.95885167229" calcext:value-type="float">
            <text:p>3.426,96</text:p>
          </table:table-cell>
          <table:table-cell table:style-name="ce12" table:formula="of:=[.C18]/[.$C$6]" office:value-type="float" office:value="62.308342757678" calcext:value-type="float">
            <text:p>62,31</text:p>
          </table:table-cell>
          <table:table-cell table:style-name="ce9" table:formula="of:=[.E17]+([.E17]*[.B18])" office:value-type="float" office:value="6245.63250717275" calcext:value-type="float">
            <text:p>6.245,63</text:p>
          </table:table-cell>
          <table:table-cell table:style-name="ce12" table:formula="of:=[.E18]/[.$E$6]" office:value-type="float" office:value="39.0352031698297" calcext:value-type="float">
            <text:p>39,04</text:p>
          </table:table-cell>
          <table:table-cell table:style-name="ce9" table:formula="of:=[.G17]+([.G17]*[.B18])" office:value-type="float" office:value="5820.24871064142" calcext:value-type="float">
            <text:p>5.820,25</text:p>
          </table:table-cell>
          <table:table-cell table:style-name="ce12" table:formula="of:=[.G18]/[.$G$6]" office:value-type="float" office:value="14.5506217766035" calcext:value-type="float">
            <text:p>14,55</text:p>
          </table:table-cell>
          <table:table-cell table:style-name="ce9" table:formula="of:=[.I17]+([.I17]*[.B18])" office:value-type="float" office:value="4283.69856459037" calcext:value-type="float">
            <text:p>4.283,70</text:p>
          </table:table-cell>
          <table:table-cell table:style-name="ce12" table:formula="of:=[.I18]/[.$I$6]" office:value-type="float" office:value="42.8369856459037" calcext:value-type="float">
            <text:p>42,84</text:p>
          </table:table-cell>
          <table:table-cell table:style-name="ce9" table:formula="of:=[.K17]+([.K17]*[.B18])" office:value-type="float" office:value="4636.525179" calcext:value-type="float">
            <text:p>4.636,53</text:p>
          </table:table-cell>
          <table:table-cell table:style-name="ce12" table:formula="of:=[.K18]/[.$K$6]" office:value-type="float" office:value="46.36525179" calcext:value-type="float">
            <text:p>46,37</text:p>
          </table:table-cell>
          <table:table-cell table:style-name="ce9"/>
          <table:table-cell table:style-name="ce12" table:formula="of:=[.M18]/[.$K$6]" office:value-type="float" office:value="0" calcext:value-type="float">
            <text:p>0,00</text:p>
          </table:table-cell>
          <table:table-cell table:style-name="ce25" table:formula="of:=[.C18]+[.E18]+[.G18]+[.I18]+[.K18]+[.M18]" office:value-type="currency" office:currency="TRY" office:value="24413.0638130768" calcext:value-type="currency">
            <text:p>₺24.413,06</text:p>
          </table:table-cell>
          <table:table-cell table:style-name="ce25" table:formula="of:=[.D18]+[.F18]+[.H18]+[.J18]+[.L18]+[.N18]" office:value-type="currency" office:currency="TRY" office:value="205.096405140015" calcext:value-type="currency">
            <text:p>₺205,10</text:p>
          </table:table-cell>
          <table:table-cell table:style-name="ce26" table:number-columns-repeated="1008"/>
        </table:table-row>
        <table:table-row table:style-name="ro1">
          <table:table-cell table:style-name="ce13" office:value-type="date" office:date-value="2022-07-02" calcext:value-type="date">
            <text:p>Tem <text:s/>2022</text:p>
          </table:table-cell>
          <table:table-cell table:style-name="ce5" office:value-type="percentage" office:value="0.0495" calcext:value-type="percentage">
            <text:p>%4,95</text:p>
          </table:table-cell>
          <table:table-cell table:style-name="ce16" table:formula="of:=[.C18]+([.C18]*[.B19])" office:value-type="float" office:value="3596.59331483007" calcext:value-type="float">
            <text:p>3.596,59</text:p>
          </table:table-cell>
          <table:table-cell table:style-name="ce11" table:formula="of:=[.C19]/[.$C$6]" office:value-type="float" office:value="65.3926057241831" calcext:value-type="float">
            <text:p>65,39</text:p>
          </table:table-cell>
          <table:table-cell table:style-name="ce16" table:formula="of:=[.E18]+([.E18]*[.B19])" office:value-type="float" office:value="6554.7913162778" calcext:value-type="float">
            <text:p>6.554,79</text:p>
          </table:table-cell>
          <table:table-cell table:style-name="ce11" table:formula="of:=[.E19]/[.$E$6]" office:value-type="float" office:value="40.9674457267363" calcext:value-type="float">
            <text:p>40,97</text:p>
          </table:table-cell>
          <table:table-cell table:style-name="ce16" table:formula="of:=[.G18]+([.G18]*[.B19])" office:value-type="float" office:value="6108.35102181817" calcext:value-type="float">
            <text:p>6.108,35</text:p>
          </table:table-cell>
          <table:table-cell table:style-name="ce11" table:formula="of:=[.G19]/[.$G$6]" office:value-type="float" office:value="15.2708775545454" calcext:value-type="float">
            <text:p>15,27</text:p>
          </table:table-cell>
          <table:table-cell table:style-name="ce16" table:formula="of:=[.I18]+([.I18]*[.B19])" office:value-type="float" office:value="4495.7416435376" calcext:value-type="float">
            <text:p>4.495,74</text:p>
          </table:table-cell>
          <table:table-cell table:style-name="ce11" table:formula="of:=[.I19]/[.$I$6]" office:value-type="float" office:value="44.957416435376" calcext:value-type="float">
            <text:p>44,96</text:p>
          </table:table-cell>
          <table:table-cell table:style-name="ce16" table:formula="of:=[.K18]+([.K18]*[.B19])" office:value-type="float" office:value="4866.0331753605" calcext:value-type="float">
            <text:p>4.866,03</text:p>
          </table:table-cell>
          <table:table-cell table:style-name="ce11" table:formula="of:=[.K19]/[.$K$6]" office:value-type="float" office:value="48.660331753605" calcext:value-type="float">
            <text:p>48,66</text:p>
          </table:table-cell>
          <table:table-cell table:style-name="ce16"/>
          <table:table-cell table:style-name="ce11" table:formula="of:=[.M19]/[.$K$6]" office:value-type="float" office:value="0" calcext:value-type="float">
            <text:p>0,00</text:p>
          </table:table-cell>
          <table:table-cell table:style-name="ce24" table:formula="of:=[.C19]+[.E19]+[.G19]+[.I19]+[.K19]+[.M19]" office:value-type="currency" office:currency="TRY" office:value="25621.5104718241" calcext:value-type="currency">
            <text:p>₺25.621,51</text:p>
          </table:table-cell>
          <table:table-cell table:style-name="ce24" table:formula="of:=[.D19]+[.F19]+[.H19]+[.J19]+[.L19]+[.N19]" office:value-type="currency" office:currency="TRY" office:value="215.248677194446" calcext:value-type="currency">
            <text:p>₺215,25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8-03" calcext:value-type="date">
            <text:p>Ağu <text:s/>2022</text:p>
          </table:table-cell>
          <table:table-cell table:style-name="ce5" office:value-type="percentage" office:value="0.0495" calcext:value-type="percentage">
            <text:p>%4,95</text:p>
          </table:table-cell>
          <table:table-cell table:style-name="ce16" table:formula="of:=[.C19]+([.C19]*[.B20])" office:value-type="float" office:value="3774.62468391416" calcext:value-type="float">
            <text:p>3.774,62</text:p>
          </table:table-cell>
          <table:table-cell table:style-name="ce11" table:formula="of:=[.C20]/[.$C$6]" office:value-type="float" office:value="68.6295397075301" calcext:value-type="float">
            <text:p>68,63</text:p>
          </table:table-cell>
          <table:table-cell table:style-name="ce16" table:formula="of:=[.E19]+([.E19]*[.B20])" office:value-type="float" office:value="6879.25348643355" calcext:value-type="float">
            <text:p>6.879,25</text:p>
          </table:table-cell>
          <table:table-cell table:style-name="ce11" table:formula="of:=[.E20]/[.$E$6]" office:value-type="float" office:value="42.9953342902097" calcext:value-type="float">
            <text:p>43,00</text:p>
          </table:table-cell>
          <table:table-cell table:style-name="ce16" table:formula="of:=[.G19]+([.G19]*[.B20])" office:value-type="float" office:value="6410.71439739816" calcext:value-type="float">
            <text:p>6.410,71</text:p>
          </table:table-cell>
          <table:table-cell table:style-name="ce11" table:formula="of:=[.G20]/[.$G$6]" office:value-type="float" office:value="16.0267859934954" calcext:value-type="float">
            <text:p>16,03</text:p>
          </table:table-cell>
          <table:table-cell table:style-name="ce16" table:formula="of:=[.I19]+([.I19]*[.B20])" office:value-type="float" office:value="4718.28085489271" calcext:value-type="float">
            <text:p>4.718,28</text:p>
          </table:table-cell>
          <table:table-cell table:style-name="ce11" table:formula="of:=[.I20]/[.$I$6]" office:value-type="float" office:value="47.1828085489271" calcext:value-type="float">
            <text:p>47,18</text:p>
          </table:table-cell>
          <table:table-cell table:style-name="ce16" table:formula="of:=[.K19]+([.K19]*[.B20])" office:value-type="float" office:value="5106.90181754084" calcext:value-type="float">
            <text:p>5.106,90</text:p>
          </table:table-cell>
          <table:table-cell table:style-name="ce11" table:formula="of:=[.K20]/[.$K$6]" office:value-type="float" office:value="51.0690181754084" calcext:value-type="float">
            <text:p>51,07</text:p>
          </table:table-cell>
          <table:table-cell table:style-name="ce16"/>
          <table:table-cell table:style-name="ce11" table:formula="of:=[.M20]/[.$K$6]" office:value-type="float" office:value="0" calcext:value-type="float">
            <text:p>0,00</text:p>
          </table:table-cell>
          <table:table-cell table:style-name="ce24" table:formula="of:=[.C20]+[.E20]+[.G20]+[.I20]+[.K20]+[.M20]" office:value-type="currency" office:currency="TRY" office:value="26889.7752401794" calcext:value-type="currency">
            <text:p>₺26.889,78</text:p>
          </table:table-cell>
          <table:table-cell table:style-name="ce24" table:formula="of:=[.D20]+[.F20]+[.H20]+[.J20]+[.L20]+[.N20]" office:value-type="currency" office:currency="TRY" office:value="225.903486715571" calcext:value-type="currency">
            <text:p>₺225,90</text:p>
          </table:table-cell>
          <table:table-cell table:number-columns-repeated="1008"/>
        </table:table-row>
        <table:table-row table:style-name="ro1">
          <table:table-cell table:style-name="ce13" office:value-type="date" office:date-value="2022-09-04" calcext:value-type="date">
            <text:p>Eyl <text:s/>2022</text:p>
          </table:table-cell>
          <table:table-cell table:style-name="ce5" office:value-type="percentage" office:value="0.0495" calcext:value-type="percentage">
            <text:p>%4,95</text:p>
          </table:table-cell>
          <table:table-cell table:style-name="ce16" table:formula="of:=[.C20]+([.C20]*[.B21])" office:value-type="float" office:value="3961.46860576791" calcext:value-type="float">
            <text:p>3.961,47</text:p>
          </table:table-cell>
          <table:table-cell table:style-name="ce11" table:formula="of:=[.C21]/[.$C$6]" office:value-type="float" office:value="72.0267019230529" calcext:value-type="float">
            <text:p>72,03</text:p>
          </table:table-cell>
          <table:table-cell table:style-name="ce16" table:formula="of:=[.E20]+([.E20]*[.B21])" office:value-type="float" office:value="7219.77653401201" calcext:value-type="float">
            <text:p>7.219,78</text:p>
          </table:table-cell>
          <table:table-cell table:style-name="ce11" table:formula="of:=[.E21]/[.$E$6]" office:value-type="float" office:value="45.1236033375751" calcext:value-type="float">
            <text:p>45,12</text:p>
          </table:table-cell>
          <table:table-cell table:style-name="ce16" table:formula="of:=[.G20]+([.G20]*[.B21])" office:value-type="float" office:value="6728.04476006937" calcext:value-type="float">
            <text:p>6.728,04</text:p>
          </table:table-cell>
          <table:table-cell table:style-name="ce11" table:formula="of:=[.G21]/[.$G$6]" office:value-type="float" office:value="16.8201119001734" calcext:value-type="float">
            <text:p>16,82</text:p>
          </table:table-cell>
          <table:table-cell table:style-name="ce16" table:formula="of:=[.I20]+([.I20]*[.B21])" office:value-type="float" office:value="4951.8357572099" calcext:value-type="float">
            <text:p>4.951,84</text:p>
          </table:table-cell>
          <table:table-cell table:style-name="ce11" table:formula="of:=[.I21]/[.$I$6]" office:value-type="float" office:value="49.518357572099" calcext:value-type="float">
            <text:p>49,52</text:p>
          </table:table-cell>
          <table:table-cell table:style-name="ce16" table:formula="of:=[.K20]+([.K20]*[.B21])" office:value-type="float" office:value="5359.69345750912" calcext:value-type="float">
            <text:p>5.359,69</text:p>
          </table:table-cell>
          <table:table-cell table:style-name="ce11" table:formula="of:=[.K21]/[.$K$6]" office:value-type="float" office:value="53.5969345750912" calcext:value-type="float">
            <text:p>53,60</text:p>
          </table:table-cell>
          <table:table-cell table:style-name="ce16"/>
          <table:table-cell table:style-name="ce11" table:formula="of:=[.M21]/[.$K$6]" office:value-type="float" office:value="0" calcext:value-type="float">
            <text:p>0,00</text:p>
          </table:table-cell>
          <table:table-cell table:style-name="ce24" table:formula="of:=[.C21]+[.E21]+[.G21]+[.I21]+[.K21]+[.M21]" office:value-type="currency" office:currency="TRY" office:value="28220.8191145683" calcext:value-type="currency">
            <text:p>₺28.220,82</text:p>
          </table:table-cell>
          <table:table-cell table:style-name="ce24" table:formula="of:=[.D21]+[.F21]+[.H21]+[.J21]+[.L21]+[.N21]" office:value-type="currency" office:currency="TRY" office:value="237.085709307991" calcext:value-type="currency">
            <text:p>₺237,09</text:p>
          </table:table-cell>
          <table:table-cell table:number-columns-repeated="1008"/>
        </table:table-row>
        <table:table-row table:style-name="ro1" table:number-rows-repeated="11">
          <table:table-cell table:number-columns-repeated="2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column table:style-name="co16" table:number-columns-repeated="4" table:default-cell-style-name="ce16"/>
        <table:table-row table:style-name="ro1">
          <table:table-cell/>
          <table:table-cell table:style-name="ce20" office:value-type="string" calcext:value-type="string">
            <text:p>tüfe yıllık</text:p>
          </table:table-cell>
          <table:table-cell table:style-name="ce20" office:value-type="string" calcext:value-type="string">
            <text:p>tüfe aylı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9" office:value-type="string" calcext:value-type="string">
            <text:p>05-2022</text:p>
          </table:table-cell>
          <table:table-cell table:style-name="ce21" office:value-type="float" office:value="73.5" calcext:value-type="float">
            <text:p>73,50</text:p>
          </table:table-cell>
          <table:table-cell table:style-name="ce21" office:value-type="float" office:value="2.98" calcext:value-type="float">
            <text:p>2,9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2</text:p>
          </table:table-cell>
          <table:table-cell table:style-name="ce21" office:value-type="float" office:value="69.97" calcext:value-type="float">
            <text:p>69,97</text:p>
          </table:table-cell>
          <table:table-cell table:style-name="ce21"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2</text:p>
          </table:table-cell>
          <table:table-cell table:style-name="ce21" office:value-type="float" office:value="61.14" calcext:value-type="float">
            <text:p>61,14</text:p>
          </table:table-cell>
          <table:table-cell table:style-name="ce21" office:value-type="float" office:value="5.46" calcext:value-type="float">
            <text:p>5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2</text:p>
          </table:table-cell>
          <table:table-cell table:style-name="ce21" office:value-type="float" office:value="54.44" calcext:value-type="float">
            <text:p>54,44</text:p>
          </table:table-cell>
          <table:table-cell table:style-name="ce21" office:value-type="float" office:value="4.81" calcext:value-type="float">
            <text:p>4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2</text:p>
          </table:table-cell>
          <table:table-cell table:style-name="ce21" office:value-type="float" office:value="48.69" calcext:value-type="float">
            <text:p>48,69</text:p>
          </table:table-cell>
          <table:table-cell table:style-name="ce21" office:value-type="string" calcext:value-type="string">
            <text:p>11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1</text:p>
          </table:table-cell>
          <table:table-cell table:style-name="ce21" office:value-type="float" office:value="36.08" calcext:value-type="float">
            <text:p>36,08</text:p>
          </table:table-cell>
          <table:table-cell table:style-name="ce21" office:value-type="float" office:value="13.58" calcext:value-type="float">
            <text:p>13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1</text:p>
          </table:table-cell>
          <table:table-cell table:style-name="ce21" office:value-type="float" office:value="21.31" calcext:value-type="float">
            <text:p>21,31</text:p>
          </table:table-cell>
          <table:table-cell table:style-name="ce21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1</text:p>
          </table:table-cell>
          <table:table-cell table:style-name="ce21" office:value-type="float" office:value="19.89" calcext:value-type="float">
            <text:p>19,89</text:p>
          </table:table-cell>
          <table:table-cell table:style-name="ce21" office:value-type="float" office:value="2.39" calcext:value-type="float">
            <text:p>2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1</text:p>
          </table:table-cell>
          <table:table-cell table:style-name="ce21" office:value-type="float" office:value="19.58" calcext:value-type="float">
            <text:p>19,58</text:p>
          </table:table-cell>
          <table:table-cell table:style-name="ce21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1</text:p>
          </table:table-cell>
          <table:table-cell table:style-name="ce21" office:value-type="float" office:value="19.25" calcext:value-type="float">
            <text:p>19,25</text:p>
          </table:table-cell>
          <table:table-cell table:style-name="ce21" office:value-type="string" calcext:value-type="string">
            <text:p>1,1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1</text:p>
          </table:table-cell>
          <table:table-cell table:style-name="ce21" office:value-type="float" office:value="18.95" calcext:value-type="float">
            <text:p>18,95</text:p>
          </table:table-cell>
          <table:table-cell table:style-name="ce21" office:value-type="float" office:value="1.8" calcext:value-type="float">
            <text:p>1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1</text:p>
          </table:table-cell>
          <table:table-cell table:style-name="ce21" office:value-type="float" office:value="17.53" calcext:value-type="float">
            <text:p>17,53</text:p>
          </table:table-cell>
          <table:table-cell table:style-name="ce21" office:value-type="float" office:value="1.94" calcext:value-type="float">
            <text:p>1,9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1</text:p>
          </table:table-cell>
          <table:table-cell table:style-name="ce21" office:value-type="float" office:value="16.59" calcext:value-type="float">
            <text:p>16,59</text:p>
          </table:table-cell>
          <table:table-cell table:style-name="ce21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1</text:p>
          </table:table-cell>
          <table:table-cell table:style-name="ce21" office:value-type="float" office:value="17.14" calcext:value-type="float">
            <text:p>17,14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1</text:p>
          </table:table-cell>
          <table:table-cell table:style-name="ce21" office:value-type="float" office:value="16.19" calcext:value-type="float">
            <text:p>16,19</text:p>
          </table:table-cell>
          <table:table-cell table:style-name="ce21" office:value-type="string" calcext:value-type="string">
            <text:p>1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1</text:p>
          </table:table-cell>
          <table:table-cell table:style-name="ce21" office:value-type="float" office:value="15.61" calcext:value-type="float">
            <text:p>15,61</text:p>
          </table:table-cell>
          <table:table-cell table:style-name="ce21"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1</text:p>
          </table:table-cell>
          <table:table-cell table:style-name="ce21" office:value-type="float" office:value="14.97" calcext:value-type="float">
            <text:p>14,97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20</text:p>
          </table:table-cell>
          <table:table-cell table:style-name="ce21" office:value-type="float" office:value="14.6" calcext:value-type="float">
            <text:p>14,60</text:p>
          </table:table-cell>
          <table:table-cell table:style-name="ce21"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20</text:p>
          </table:table-cell>
          <table:table-cell table:style-name="ce21" office:value-type="string" calcext:value-type="string">
            <text:p>14,03</text:p>
          </table:table-cell>
          <table:table-cell table:style-name="ce21" office:value-type="float" office:value="2.3" calcext:value-type="float">
            <text:p>2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20</text:p>
          </table:table-cell>
          <table:table-cell table:style-name="ce21" office:value-type="float" office:value="11.89" calcext:value-type="float">
            <text:p>11,89</text:p>
          </table:table-cell>
          <table:table-cell table:style-name="ce21" office:value-type="float" office:value="2.13" calcext:value-type="float">
            <text:p>2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20</text:p>
          </table:table-cell>
          <table:table-cell table:style-name="ce21" office:value-type="float" office:value="11.75" calcext:value-type="float">
            <text:p>11,75</text:p>
          </table:table-cell>
          <table:table-cell table:style-name="ce21" office:value-type="float" office:value="0.97" calcext:value-type="float">
            <text:p>0,9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20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20</text:p>
          </table:table-cell>
          <table:table-cell table:style-name="ce21" office:value-type="float" office:value="11.76" calcext:value-type="float">
            <text:p>11,7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20</text:p>
          </table:table-cell>
          <table:table-cell table:style-name="ce21" office:value-type="float" office:value="12.62" calcext:value-type="float">
            <text:p>12,62</text:p>
          </table:table-cell>
          <table:table-cell table:style-name="ce21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20</text:p>
          </table:table-cell>
          <table:table-cell table:style-name="ce21" office:value-type="float" office:value="11.39" calcext:value-type="float">
            <text:p>11,39</text:p>
          </table:table-cell>
          <table:table-cell table:style-name="ce21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20</text:p>
          </table:table-cell>
          <table:table-cell table:style-name="ce21" office:value-type="float" office:value="10.94" calcext:value-type="float">
            <text:p>10,94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20</text:p>
          </table:table-cell>
          <table:table-cell table:style-name="ce21" office:value-type="float" office:value="11.86" calcext:value-type="float">
            <text:p>11,86</text:p>
          </table:table-cell>
          <table:table-cell table:style-name="ce21" office:value-type="float" office:value="0.57" calcext:value-type="float">
            <text:p>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20</text:p>
          </table:table-cell>
          <table:table-cell table:style-name="ce21" office:value-type="float" office:value="12.37" calcext:value-type="float">
            <text:p>12,37</text:p>
          </table:table-cell>
          <table:table-cell table:style-name="ce21" office:value-type="float" office:value="0.35" calcext:value-type="float">
            <text:p>0,3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20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35" calcext:value-type="float">
            <text:p>1,3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9</text:p>
          </table:table-cell>
          <table:table-cell table:style-name="ce21" office:value-type="float" office:value="11.84" calcext:value-type="float">
            <text:p>11,84</text:p>
          </table:table-cell>
          <table:table-cell table:style-name="ce21" office:value-type="float" office:value="0.74" calcext:value-type="float">
            <text:p>0,7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9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9</text:p>
          </table:table-cell>
          <table:table-cell table:style-name="ce21" office:value-type="float" office:value="8.55" calcext:value-type="float">
            <text:p>8,55</text:p>
          </table:table-cell>
          <table:table-cell table:style-name="ce22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9</text:p>
          </table:table-cell>
          <table:table-cell table:style-name="ce21" office:value-type="float" office:value="9.26" calcext:value-type="float">
            <text:p>9,26</text:p>
          </table:table-cell>
          <table:table-cell table:style-name="ce21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9</text:p>
          </table:table-cell>
          <table:table-cell table:style-name="ce21" office:value-type="string" calcext:value-type="string">
            <text:p>15,01</text:p>
          </table:table-cell>
          <table:table-cell table:style-name="ce21" office:value-type="float" office:value="0.86" calcext:value-type="float">
            <text:p>0,8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9</text:p>
          </table:table-cell>
          <table:table-cell table:style-name="ce21" office:value-type="float" office:value="16.65" calcext:value-type="float">
            <text:p>16,65</text:p>
          </table:table-cell>
          <table:table-cell table:style-name="ce21" office:value-type="float" office:value="1.36" calcext:value-type="float">
            <text:p>1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9</text:p>
          </table:table-cell>
          <table:table-cell table:style-name="ce21" office:value-type="float" office:value="15.72" calcext:value-type="float">
            <text:p>15,72</text:p>
          </table:table-cell>
          <table:table-cell table:style-name="ce2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9</text:p>
          </table:table-cell>
          <table:table-cell table:style-name="ce21" office:value-type="float" office:value="18.71" calcext:value-type="float">
            <text:p>18,71</text:p>
          </table:table-cell>
          <table:table-cell table:style-name="ce21" office:value-type="float" office:value="0.95" calcext:value-type="float">
            <text:p>0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9</text:p>
          </table:table-cell>
          <table:table-cell table:style-name="ce21" office:value-type="float" office:value="19.5" calcext:value-type="float">
            <text:p>19,50</text:p>
          </table:table-cell>
          <table:table-cell table:style-name="ce21" office:value-type="float" office:value="1.69" calcext:value-type="float">
            <text:p>1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9</text:p>
          </table:table-cell>
          <table:table-cell table:style-name="ce21" office:value-type="float" office:value="19.71" calcext:value-type="float">
            <text:p>19,71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9</text:p>
          </table:table-cell>
          <table:table-cell table:style-name="ce21" office:value-type="float" office:value="19.67" calcext:value-type="float">
            <text:p>19,67</text:p>
          </table:table-cell>
          <table:table-cell table:style-name="ce21"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9</text:p>
          </table:table-cell>
          <table:table-cell table:style-name="ce21" office:value-type="float" office:value="20.35" calcext:value-type="float">
            <text:p>20,35</text:p>
          </table:table-cell>
          <table:table-cell table:style-name="ce21" office:value-type="string" calcext:value-type="string">
            <text:p>1,0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8</text:p>
          </table:table-cell>
          <table:table-cell table:style-name="ce21" office:value-type="float" office:value="20.3" calcext:value-type="float">
            <text:p>20,30</text:p>
          </table:table-cell>
          <table:table-cell table:style-name="ce21" office:value-type="float" office:value="-0.4" calcext:value-type="float">
            <text:p>-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8</text:p>
          </table:table-cell>
          <table:table-cell table:style-name="ce21" office:value-type="float" office:value="21.62" calcext:value-type="float">
            <text:p>21,62</text:p>
          </table:table-cell>
          <table:table-cell table:style-name="ce21" office:value-type="float" office:value="-1.44" calcext:value-type="float">
            <text:p>-1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8</text:p>
          </table:table-cell>
          <table:table-cell table:style-name="ce21" office:value-type="float" office:value="25.24" calcext:value-type="float">
            <text:p>25,24</text:p>
          </table:table-cell>
          <table:table-cell table:style-name="ce21" office:value-type="float" office:value="2.67" calcext:value-type="float">
            <text:p>2,6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8</text:p>
          </table:table-cell>
          <table:table-cell table:style-name="ce21" office:value-type="float" office:value="24.52" calcext:value-type="float">
            <text:p>24,52</text:p>
          </table:table-cell>
          <table:table-cell table:style-name="ce21" office:value-type="float" office:value="6.3" calcext:value-type="float">
            <text:p>6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8</text:p>
          </table:table-cell>
          <table:table-cell table:style-name="ce21" office:value-type="float" office:value="17.9" calcext:value-type="float">
            <text:p>17,90</text:p>
          </table:table-cell>
          <table:table-cell table:style-name="ce21" office:value-type="float" office:value="2.3" calcext:value-type="float">
            <text:p>2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8</text:p>
          </table:table-cell>
          <table:table-cell table:style-name="ce21" office:value-type="float" office:value="15.85" calcext:value-type="float">
            <text:p>15,85</text:p>
          </table:table-cell>
          <table:table-cell table:style-name="ce21" office:value-type="float" office:value="0.55" calcext:value-type="float">
            <text:p>0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8</text:p>
          </table:table-cell>
          <table:table-cell table:style-name="ce21" office:value-type="float" office:value="15.39" calcext:value-type="float">
            <text:p>15,39</text:p>
          </table:table-cell>
          <table:table-cell table:style-name="ce21" office:value-type="float" office:value="2.61" calcext:value-type="float">
            <text:p>2,6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8</text:p>
          </table:table-cell>
          <table:table-cell table:style-name="ce21" office:value-type="float" office:value="12.15" calcext:value-type="float">
            <text:p>12,15</text:p>
          </table:table-cell>
          <table:table-cell table:style-name="ce21" office:value-type="float" office:value="1.62" calcext:value-type="float">
            <text:p>1,6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8</text:p>
          </table:table-cell>
          <table:table-cell table:style-name="ce21" office:value-type="float" office:value="10.85" calcext:value-type="float">
            <text:p>10,85</text:p>
          </table:table-cell>
          <table:table-cell table:style-name="ce21"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8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21" office:value-type="float" office:value="0.99" calcext:value-type="float">
            <text:p>0,9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8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8</text:p>
          </table:table-cell>
          <table:table-cell table:style-name="ce21" office:value-type="float" office:value="10.35" calcext:value-type="float">
            <text:p>10,35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7</text:p>
          </table:table-cell>
          <table:table-cell table:style-name="ce21" office:value-type="float" office:value="11.92" calcext:value-type="float">
            <text:p>11,92</text:p>
          </table:table-cell>
          <table:table-cell table:style-name="ce21" office:value-type="float" office:value="0.69" calcext:value-type="float">
            <text:p>0,6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7</text:p>
          </table:table-cell>
          <table:table-cell table:style-name="ce21" office:value-type="float" office:value="12.98" calcext:value-type="float">
            <text:p>12,98</text:p>
          </table:table-cell>
          <table:table-cell table:style-name="ce21"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7</text:p>
          </table:table-cell>
          <table:table-cell table:style-name="ce21" office:value-type="float" office:value="11.9" calcext:value-type="float">
            <text:p>11,90</text:p>
          </table:table-cell>
          <table:table-cell table:style-name="ce21" office:value-type="string" calcext:value-type="string">
            <text:p>2,0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7</text:p>
          </table:table-cell>
          <table:table-cell table:style-name="ce21" office:value-type="float" office:value="11.2" calcext:value-type="float">
            <text:p>11,20</text:p>
          </table:table-cell>
          <table:table-cell table:style-name="ce21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7</text:p>
          </table:table-cell>
          <table:table-cell table:style-name="ce21" office:value-type="float" office:value="10.68" calcext:value-type="float">
            <text:p>10,68</text:p>
          </table:table-cell>
          <table:table-cell table:style-name="ce21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7</text:p>
          </table:table-cell>
          <table:table-cell table:style-name="ce21" office:value-type="float" office:value="9.79" calcext:value-type="float">
            <text:p>9,79</text:p>
          </table:table-cell>
          <table:table-cell table:style-name="ce21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7</text:p>
          </table:table-cell>
          <table:table-cell table:style-name="ce21" office:value-type="float" office:value="10.9" calcext:value-type="float">
            <text:p>10,90</text:p>
          </table:table-cell>
          <table:table-cell table:style-name="ce21" office:value-type="float" office:value="-0.27" calcext:value-type="float">
            <text:p>-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7</text:p>
          </table:table-cell>
          <table:table-cell table:style-name="ce21" office:value-type="float" office:value="11.72" calcext:value-type="float">
            <text:p>11,72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7</text:p>
          </table:table-cell>
          <table:table-cell table:style-name="ce21" office:value-type="float" office:value="11.87" calcext:value-type="float">
            <text:p>11,87</text:p>
          </table:table-cell>
          <table:table-cell table:style-name="ce21" office:value-type="float" office:value="1.31" calcext:value-type="float">
            <text:p>1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7</text:p>
          </table:table-cell>
          <table:table-cell table:style-name="ce21" office:value-type="float" office:value="11.29" calcext:value-type="float">
            <text:p>11,29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7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0.81" calcext:value-type="float">
            <text:p>0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7</text:p>
          </table:table-cell>
          <table:table-cell table:style-name="ce21" office:value-type="float" office:value="9.22" calcext:value-type="float">
            <text:p>9,22</text:p>
          </table:table-cell>
          <table:table-cell table:style-name="ce21"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6</text:p>
          </table:table-cell>
          <table:table-cell table:style-name="ce21" office:value-type="float" office:value="8.53" calcext:value-type="float">
            <text:p>8,53</text:p>
          </table:table-cell>
          <table:table-cell table:style-name="ce21" office:value-type="float" office:value="1.64" calcext:value-type="float">
            <text:p>1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6</text:p>
          </table:table-cell>
          <table:table-cell table:style-name="ce21" office:value-type="float" office:value="7" calcext:value-type="float">
            <text:p>7,00</text:p>
          </table:table-cell>
          <table:table-cell table:style-name="ce21" office:value-type="float" office:value="0.52" calcext:value-type="float">
            <text:p>0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6</text:p>
          </table:table-cell>
          <table:table-cell table:style-name="ce21" office:value-type="float" office:value="7.16" calcext:value-type="float">
            <text:p>7,16</text:p>
          </table:table-cell>
          <table:table-cell table:style-name="ce21" office:value-type="float" office:value="1.44" calcext:value-type="float">
            <text:p>1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6</text:p>
          </table:table-cell>
          <table:table-cell table:style-name="ce21" office:value-type="float" office:value="7.28" calcext:value-type="float">
            <text:p>7,28</text:p>
          </table:table-cell>
          <table:table-cell table:style-name="ce21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6</text:p>
          </table:table-cell>
          <table:table-cell table:style-name="ce21" office:value-type="string" calcext:value-type="string">
            <text:p>8,05</text:p>
          </table:table-cell>
          <table:table-cell table:style-name="ce21" office:value-type="float" office:value="-0.29" calcext:value-type="float">
            <text:p>-0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6</text:p>
          </table:table-cell>
          <table:table-cell table:style-name="ce21" office:value-type="float" office:value="8.79" calcext:value-type="float">
            <text:p>8,79</text:p>
          </table:table-cell>
          <table:table-cell table:style-name="ce21" office:value-type="float" office:value="1.16" calcext:value-type="float">
            <text:p>1,1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6</text:p>
          </table:table-cell>
          <table:table-cell table:style-name="ce21" office:value-type="float" office:value="7.64" calcext:value-type="float">
            <text:p>7,64</text:p>
          </table:table-cell>
          <table:table-cell table:style-name="ce21" office:value-type="float" office:value="0.47" calcext:value-type="float">
            <text:p>0,4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6</text:p>
          </table:table-cell>
          <table:table-cell table:style-name="ce21" office:value-type="float" office:value="6.58" calcext:value-type="float">
            <text:p>6,58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6</text:p>
          </table:table-cell>
          <table:table-cell table:style-name="ce21" office:value-type="float" office:value="6.57" calcext:value-type="float">
            <text:p>6,57</text:p>
          </table:table-cell>
          <table:table-cell table:style-name="ce21" office:value-type="float" office:value="0.78" calcext:value-type="float">
            <text:p>0,7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6</text:p>
          </table:table-cell>
          <table:table-cell table:style-name="ce21" office:value-type="float" office:value="7.46" calcext:value-type="float">
            <text:p>7,46</text:p>
          </table:table-cell>
          <table:table-cell table:style-name="ce21" office:value-type="float" office:value="-0.04" calcext:value-type="float">
            <text:p>-0,0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6</text:p>
          </table:table-cell>
          <table:table-cell table:style-name="ce21" office:value-type="float" office:value="8.78" calcext:value-type="float">
            <text:p>8,78</text:p>
          </table:table-cell>
          <table:table-cell table:style-name="ce21" office:value-type="float" office:value="-0.02" calcext:value-type="float">
            <text:p>-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6</text:p>
          </table:table-cell>
          <table:table-cell table:style-name="ce21" office:value-type="float" office:value="9.58" calcext:value-type="float">
            <text:p>9,58</text:p>
          </table:table-cell>
          <table:table-cell table:style-name="ce21" office:value-type="float" office:value="1.82" calcext:value-type="float">
            <text:p>1,8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5</text:p>
          </table:table-cell>
          <table:table-cell table:style-name="ce21" office:value-type="float" office:value="8.81" calcext:value-type="float">
            <text:p>8,81</text:p>
          </table:table-cell>
          <table:table-cell table:style-name="ce21"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5</text:p>
          </table:table-cell>
          <table:table-cell table:style-name="ce21" office:value-type="string" calcext:value-type="string">
            <text:p>8,10</text:p>
          </table:table-cell>
          <table:table-cell table:style-name="ce21" office:value-type="float" office:value="0.67" calcext:value-type="float">
            <text:p>0,6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5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1.55" calcext:value-type="float">
            <text:p>1,5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5</text:p>
          </table:table-cell>
          <table:table-cell table:style-name="ce21" office:value-type="float" office:value="7.95" calcext:value-type="float">
            <text:p>7,95</text:p>
          </table:table-cell>
          <table:table-cell table:style-name="ce21" office:value-type="float" office:value="0.89" calcext:value-type="float">
            <text:p>0,8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5</text:p>
          </table:table-cell>
          <table:table-cell table:style-name="ce21" office:value-type="float" office:value="7.14" calcext:value-type="float">
            <text:p>7,14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5</text:p>
          </table:table-cell>
          <table:table-cell table:style-name="ce21" office:value-type="float" office:value="6.81" calcext:value-type="float">
            <text:p>6,81</text:p>
          </table:table-cell>
          <table:table-cell table:style-name="ce21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5</text:p>
          </table:table-cell>
          <table:table-cell table:style-name="ce21" office:value-type="float" office:value="7.2" calcext:value-type="float">
            <text:p>7,20</text:p>
          </table:table-cell>
          <table:table-cell table:style-name="ce21" office:value-type="float" office:value="-0.51" calcext:value-type="float">
            <text:p>-0,5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5</text:p>
          </table:table-cell>
          <table:table-cell table:style-name="ce21" office:value-type="string" calcext:value-type="string">
            <text:p>8,09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1.63" calcext:value-type="float">
            <text:p>1,6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float" office:value="1.19" calcext:value-type="float">
            <text:p>1,1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5</text:p>
          </table:table-cell>
          <table:table-cell table:style-name="ce21" office:value-type="float" office:value="7.55" calcext:value-type="float">
            <text:p>7,55</text:p>
          </table:table-cell>
          <table:table-cell table:style-name="ce21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5</text:p>
          </table:table-cell>
          <table:table-cell table:style-name="ce21" office:value-type="float" office:value="7.24" calcext:value-type="float">
            <text:p>7,24</text:p>
          </table:table-cell>
          <table:table-cell table:style-name="ce21" office:value-type="string" calcext:value-type="string">
            <text:p>1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4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44" calcext:value-type="float">
            <text:p>-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4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18" calcext:value-type="float">
            <text:p>0,1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4</text:p>
          </table:table-cell>
          <table:table-cell table:style-name="ce21" office:value-type="float" office:value="8.96" calcext:value-type="float">
            <text:p>8,96</text:p>
          </table:table-cell>
          <table:table-cell table:style-name="ce21" office:value-type="float" office:value="1.9" calcext:value-type="float">
            <text:p>1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4</text:p>
          </table:table-cell>
          <table:table-cell table:style-name="ce21" office:value-type="float" office:value="8.86" calcext:value-type="float">
            <text:p>8,86</text:p>
          </table:table-cell>
          <table:table-cell table:style-name="ce21" office:value-type="float" office:value="0.14" calcext:value-type="float">
            <text:p>0,1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4</text:p>
          </table:table-cell>
          <table:table-cell table:style-name="ce21" office:value-type="float" office:value="9.54" calcext:value-type="float">
            <text:p>9,54</text:p>
          </table:table-cell>
          <table:table-cell table:style-name="ce21"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4</text:p>
          </table:table-cell>
          <table:table-cell table:style-name="ce21" office:value-type="float" office:value="9.32" calcext:value-type="float">
            <text:p>9,32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4</text:p>
          </table:table-cell>
          <table:table-cell table:style-name="ce21" office:value-type="float" office:value="9.16" calcext:value-type="float">
            <text:p>9,16</text:p>
          </table:table-cell>
          <table:table-cell table:style-name="ce21"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4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4</text:p>
          </table:table-cell>
          <table:table-cell table:style-name="ce21" office:value-type="float" office:value="9.38" calcext:value-type="float">
            <text:p>9,38</text:p>
          </table:table-cell>
          <table:table-cell table:style-name="ce21"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4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1.13" calcext:value-type="float">
            <text:p>1,1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4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4</text:p>
          </table:table-cell>
          <table:table-cell table:style-name="ce21" office:value-type="float" office:value="7.75" calcext:value-type="float">
            <text:p>7,75</text:p>
          </table:table-cell>
          <table:table-cell table:style-name="ce21"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3</text:p>
          </table:table-cell>
          <table:table-cell table:style-name="ce21" office:value-type="string" calcext:value-type="string">
            <text:p>7,4</text:p>
          </table:table-cell>
          <table:table-cell table:style-name="ce21" office:value-type="float" office:value="0.46" calcext:value-type="float">
            <text:p>0,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3</text:p>
          </table:table-cell>
          <table:table-cell table:style-name="ce21" office:value-type="float" office:value="7.32" calcext:value-type="float">
            <text:p>7,32</text:p>
          </table:table-cell>
          <table:table-cell table:style-name="ce21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3</text:p>
          </table:table-cell>
          <table:table-cell table:style-name="ce21" office:value-type="float" office:value="7.71" calcext:value-type="float">
            <text:p>7,71</text:p>
          </table:table-cell>
          <table:table-cell table:style-name="ce21" office:value-type="string" calcext:value-type="string">
            <text:p>1,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3</text:p>
          </table:table-cell>
          <table:table-cell table:style-name="ce21" office:value-type="float" office:value="7.88" calcext:value-type="float">
            <text:p>7,88</text:p>
          </table:table-cell>
          <table:table-cell table:style-name="ce21" office:value-type="float" office:value="0.77" calcext:value-type="float">
            <text:p>0,7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3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-0.1" calcext:value-type="float">
            <text:p>-0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3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31" calcext:value-type="float">
            <text:p>0,3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3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3</text:p>
          </table:table-cell>
          <table:table-cell table:style-name="ce21" office:value-type="float" office:value="6.51" calcext:value-type="float">
            <text:p>6,51</text:p>
          </table:table-cell>
          <table:table-cell table:style-name="ce21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3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3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66" calcext:value-type="float">
            <text:p>0,6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3</text:p>
          </table:table-cell>
          <table:table-cell table:style-name="ce21" office:value-type="string" calcext:value-type="string">
            <text:p>7,03</text:p>
          </table:table-cell>
          <table:table-cell table:style-name="ce21" office:value-type="float" office:value="0.3" calcext:value-type="float">
            <text:p>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3</text:p>
          </table:table-cell>
          <table:table-cell table:style-name="ce21" office:value-type="float" office:value="7.31" calcext:value-type="float">
            <text:p>7,31</text:p>
          </table:table-cell>
          <table:table-cell table:style-name="ce21" office:value-type="float" office:value="1.65" calcext:value-type="float">
            <text:p>1,6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2</text:p>
          </table:table-cell>
          <table:table-cell table:style-name="ce21" office:value-type="float" office:value="6.16" calcext:value-type="float">
            <text:p>6,16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2</text:p>
          </table:table-cell>
          <table:table-cell table:style-name="ce21" office:value-type="float" office:value="6.37" calcext:value-type="float">
            <text:p>6,37</text:p>
          </table:table-cell>
          <table:table-cell table:style-name="ce21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2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2</text:p>
          </table:table-cell>
          <table:table-cell table:style-name="ce21" office:value-type="float" office:value="9.19" calcext:value-type="float">
            <text:p>9,19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2</text:p>
          </table:table-cell>
          <table:table-cell table:style-name="ce21" office:value-type="float" office:value="8.88" calcext:value-type="float">
            <text:p>8,88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2</text:p>
          </table:table-cell>
          <table:table-cell table:style-name="ce21" office:value-type="string" calcext:value-type="string">
            <text:p>9,07</text:p>
          </table:table-cell>
          <table:table-cell table:style-name="ce21" office:value-type="float" office:value="-0.23" calcext:value-type="float">
            <text:p>-0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2</text:p>
          </table:table-cell>
          <table:table-cell table:style-name="ce21" office:value-type="float" office:value="8.87" calcext:value-type="float">
            <text:p>8,87</text:p>
          </table:table-cell>
          <table:table-cell table:style-name="ce21" office:value-type="float" office:value="-0.9" calcext:value-type="float">
            <text:p>-0,9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2</text:p>
          </table:table-cell>
          <table:table-cell table:style-name="ce21" office:value-type="float" office:value="8.28" calcext:value-type="float">
            <text:p>8,28</text:p>
          </table:table-cell>
          <table:table-cell table:style-name="ce21" office:value-type="float" office:value="-0.21" calcext:value-type="float">
            <text:p>-0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2</text:p>
          </table:table-cell>
          <table:table-cell table:style-name="ce21" office:value-type="float" office:value="11.14" calcext:value-type="float">
            <text:p>11,14</text:p>
          </table:table-cell>
          <table:table-cell table:style-name="ce21" office:value-type="float" office:value="1.52" calcext:value-type="float">
            <text:p>1,5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2</text:p>
          </table:table-cell>
          <table:table-cell table:style-name="ce21" office:value-type="float" office:value="10.43" calcext:value-type="float">
            <text:p>10,43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2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0.56" calcext:value-type="float">
            <text:p>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1</text:p>
          </table:table-cell>
          <table:table-cell table:style-name="ce21" office:value-type="float" office:value="10.45" calcext:value-type="float">
            <text:p>10,45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1</text:p>
          </table:table-cell>
          <table:table-cell table:style-name="ce21" office:value-type="float" office:value="9.48" calcext:value-type="float">
            <text:p>9,48</text:p>
          </table:table-cell>
          <table:table-cell table:style-name="ce21" office:value-type="float" office:value="1.73" calcext:value-type="float">
            <text:p>1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1</text:p>
          </table:table-cell>
          <table:table-cell table:style-name="ce21" office:value-type="float" office:value="7.66" calcext:value-type="float">
            <text:p>7,66</text:p>
          </table:table-cell>
          <table:table-cell table:style-name="ce21"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1</text:p>
          </table:table-cell>
          <table:table-cell table:style-name="ce21" office:value-type="float" office:value="6.15" calcext:value-type="float">
            <text:p>6,15</text:p>
          </table:table-cell>
          <table:table-cell table:style-name="ce21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1</text:p>
          </table:table-cell>
          <table:table-cell table:style-name="ce21" office:value-type="float" office:value="6.65" calcext:value-type="float">
            <text:p>6,65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1</text:p>
          </table:table-cell>
          <table:table-cell table:style-name="ce21" office:value-type="float" office:value="6.31" calcext:value-type="float">
            <text:p>6,31</text:p>
          </table:table-cell>
          <table:table-cell table:style-name="ce21" office:value-type="float" office:value="-0.41" calcext:value-type="float">
            <text:p>-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1</text:p>
          </table:table-cell>
          <table:table-cell table:style-name="ce21" office:value-type="float" office:value="6.24" calcext:value-type="float">
            <text:p>6,24</text:p>
          </table:table-cell>
          <table:table-cell table:style-name="ce21" office:value-type="float" office:value="-1.43" calcext:value-type="float">
            <text:p>-1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1</text:p>
          </table:table-cell>
          <table:table-cell table:style-name="ce21" office:value-type="float" office:value="7.17" calcext:value-type="float">
            <text:p>7,17</text:p>
          </table:table-cell>
          <table:table-cell table:style-name="ce21" office:value-type="float" office:value="2.42" calcext:value-type="float">
            <text:p>2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1</text:p>
          </table:table-cell>
          <table:table-cell table:style-name="ce21" office:value-type="float" office:value="4.26" calcext:value-type="float">
            <text:p>4,26</text:p>
          </table:table-cell>
          <table:table-cell table:style-name="ce21"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1</text:p>
          </table:table-cell>
          <table:table-cell table:style-name="ce21" office:value-type="float" office:value="3.99" calcext:value-type="float">
            <text:p>3,99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1</text:p>
          </table:table-cell>
          <table:table-cell table:style-name="ce21" office:value-type="float" office:value="4.16" calcext:value-type="float">
            <text:p>4,16</text:p>
          </table:table-cell>
          <table:table-cell table:style-name="ce21" office:value-type="float" office:value="0.73" calcext:value-type="float">
            <text:p>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1</text:p>
          </table:table-cell>
          <table:table-cell table:style-name="ce21" office:value-type="string" calcext:value-type="string">
            <text:p>4,9</text:p>
          </table:table-cell>
          <table:table-cell table:style-name="ce21" office:value-type="float" office:value="0.41" calcext:value-type="float">
            <text:p>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10</text:p>
          </table:table-cell>
          <table:table-cell table:style-name="ce21" office:value-type="string" calcext:value-type="string">
            <text:p>6,4</text:p>
          </table:table-cell>
          <table:table-cell table:style-name="ce21" office:value-type="float" office:value="-0.3" calcext:value-type="float">
            <text:p>-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10</text:p>
          </table:table-cell>
          <table:table-cell table:style-name="ce21" office:value-type="float" office:value="7.29" calcext:value-type="float">
            <text:p>7,29</text:p>
          </table:table-cell>
          <table:table-cell table:style-name="ce2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10</text:p>
          </table:table-cell>
          <table:table-cell table:style-name="ce21" office:value-type="float" office:value="8.62" calcext:value-type="float">
            <text:p>8,62</text:p>
          </table:table-cell>
          <table:table-cell table:style-name="ce21" office:value-type="float" office:value="1.83" calcext:value-type="float">
            <text:p>1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10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1.23" calcext:value-type="float">
            <text:p>1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10</text:p>
          </table:table-cell>
          <table:table-cell table:style-name="ce21" office:value-type="float" office:value="8.33" calcext:value-type="float">
            <text:p>8,33</text:p>
          </table:table-cell>
          <table:table-cell table:style-name="ce21" office:value-type="float" office:value="0.4" calcext:value-type="float">
            <text:p>0,4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10</text:p>
          </table:table-cell>
          <table:table-cell table:style-name="ce21" office:value-type="float" office:value="7.58" calcext:value-type="float">
            <text:p>7,58</text:p>
          </table:table-cell>
          <table:table-cell table:style-name="ce21" office:value-type="float" office:value="-0.48" calcext:value-type="float">
            <text:p>-0,4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10</text:p>
          </table:table-cell>
          <table:table-cell table:style-name="ce21" office:value-type="float" office:value="8.37" calcext:value-type="float">
            <text:p>8,37</text:p>
          </table:table-cell>
          <table:table-cell table:style-name="ce21" office:value-type="float" office:value="-0.56" calcext:value-type="float">
            <text:p>-0,5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10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-0.36" calcext:value-type="float">
            <text:p>-0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10</text:p>
          </table:table-cell>
          <table:table-cell table:style-name="ce21" office:value-type="float" office:value="10.19" calcext:value-type="float">
            <text:p>10,19</text:p>
          </table:table-cell>
          <table:table-cell table:style-name="ce21" office:value-type="float" office:value="0.6" calcext:value-type="float">
            <text:p>0,6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10</text:p>
          </table:table-cell>
          <table:table-cell table:style-name="ce21" office:value-type="float" office:value="9.56" calcext:value-type="float">
            <text:p>9,5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10</text:p>
          </table:table-cell>
          <table:table-cell table:style-name="ce21" office:value-type="float" office:value="10.13" calcext:value-type="float">
            <text:p>10,13</text:p>
          </table:table-cell>
          <table:table-cell table:style-name="ce21" office:value-type="float" office:value="1.45" calcext:value-type="float">
            <text:p>1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10</text:p>
          </table:table-cell>
          <table:table-cell table:style-name="ce21" office:value-type="float" office:value="8.19" calcext:value-type="float">
            <text:p>8,19</text:p>
          </table:table-cell>
          <table:table-cell table:style-name="ce21" office:value-type="float" office:value="1.85" calcext:value-type="float">
            <text:p>1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9</text:p>
          </table:table-cell>
          <table:table-cell table:style-name="ce21" office:value-type="float" office:value="6.53" calcext:value-type="float">
            <text:p>6,53</text:p>
          </table:table-cell>
          <table:table-cell table:style-name="ce21" office:value-type="float" office:value="0.53" calcext:value-type="float">
            <text:p>0,5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9</text:p>
          </table:table-cell>
          <table:table-cell table:style-name="ce21" office:value-type="float" office:value="5.53" calcext:value-type="float">
            <text:p>5,53</text:p>
          </table:table-cell>
          <table:table-cell table:style-name="ce21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9</text:p>
          </table:table-cell>
          <table:table-cell table:style-name="ce21" office:value-type="string" calcext:value-type="string">
            <text:p>5,08</text:p>
          </table:table-cell>
          <table:table-cell table:style-name="ce21" office:value-type="float" office:value="2.41" calcext:value-type="float">
            <text:p>2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9</text:p>
          </table:table-cell>
          <table:table-cell table:style-name="ce21" office:value-type="float" office:value="5.27" calcext:value-type="float">
            <text:p>5,27</text:p>
          </table:table-cell>
          <table:table-cell table:style-name="ce21" office:value-type="float" office:value="0.39" calcext:value-type="float">
            <text:p>0,3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9</text:p>
          </table:table-cell>
          <table:table-cell table:style-name="ce21" office:value-type="float" office:value="5.33" calcext:value-type="float">
            <text:p>5,33</text:p>
          </table:table-cell>
          <table:table-cell table:style-name="ce21" office:value-type="float" office:value="-0.3" calcext:value-type="float">
            <text:p>-0,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9</text:p>
          </table:table-cell>
          <table:table-cell table:style-name="ce21" office:value-type="float" office:value="5.39" calcext:value-type="float">
            <text:p>5,39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9</text:p>
          </table:table-cell>
          <table:table-cell table:style-name="ce21" office:value-type="float" office:value="5.73" calcext:value-type="float">
            <text:p>5,73</text:p>
          </table:table-cell>
          <table:table-cell table:style-name="ce21"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9</text:p>
          </table:table-cell>
          <table:table-cell table:style-name="ce21" office:value-type="float" office:value="5.24" calcext:value-type="float">
            <text:p>5,24</text:p>
          </table:table-cell>
          <table:table-cell table:style-name="ce21" office:value-type="float" office:value="0.64" calcext:value-type="float">
            <text:p>0,6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9</text:p>
          </table:table-cell>
          <table:table-cell table:style-name="ce21" office:value-type="float" office:value="6.13" calcext:value-type="float">
            <text:p>6,13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9</text:p>
          </table:table-cell>
          <table:table-cell table:style-name="ce21" office:value-type="float" office:value="7.89" calcext:value-type="float">
            <text:p>7,89</text:p>
          </table:table-cell>
          <table:table-cell table:style-name="ce21" office:value-type="string" calcext:value-type="string">
            <text:p>1,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9</text:p>
          </table:table-cell>
          <table:table-cell table:style-name="ce21" office:value-type="float" office:value="7.73" calcext:value-type="float">
            <text:p>7,73</text:p>
          </table:table-cell>
          <table:table-cell table:style-name="ce21" office:value-type="float" office:value="-0.34" calcext:value-type="float">
            <text:p>-0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9</text:p>
          </table:table-cell>
          <table:table-cell table:style-name="ce21" office:value-type="string" calcext:value-type="string">
            <text:p>9,5</text:p>
          </table:table-cell>
          <table:table-cell table:style-name="ce21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8</text:p>
          </table:table-cell>
          <table:table-cell table:style-name="ce21" office:value-type="string" calcext:value-type="string">
            <text:p>10,06</text:p>
          </table:table-cell>
          <table:table-cell table:style-name="ce21" office:value-type="float" office:value="-0.41" calcext:value-type="float">
            <text:p>-0,4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8</text:p>
          </table:table-cell>
          <table:table-cell table:style-name="ce21" office:value-type="float" office:value="10.76" calcext:value-type="float">
            <text:p>10,76</text:p>
          </table:table-cell>
          <table:table-cell table:style-name="ce21" office:value-type="float" office:value="0.83" calcext:value-type="float">
            <text:p>0,8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8</text:p>
          </table:table-cell>
          <table:table-cell table:style-name="ce21" office:value-type="float" office:value="11.99" calcext:value-type="float">
            <text:p>11,99</text:p>
          </table:table-cell>
          <table:table-cell table:style-name="ce21" office:value-type="string" calcext:value-type="string">
            <text:p>2,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8</text:p>
          </table:table-cell>
          <table:table-cell table:style-name="ce21" office:value-type="float" office:value="11.13" calcext:value-type="float">
            <text:p>11,13</text:p>
          </table:table-cell>
          <table:table-cell table:style-name="ce21"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8</text:p>
          </table:table-cell>
          <table:table-cell table:style-name="ce21" office:value-type="float" office:value="11.77" calcext:value-type="float">
            <text:p>11,77</text:p>
          </table:table-cell>
          <table:table-cell table:style-name="ce21"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8</text:p>
          </table:table-cell>
          <table:table-cell table:style-name="ce21" office:value-type="string" calcext:value-type="string">
            <text:p>12,06</text:p>
          </table:table-cell>
          <table:table-cell table:style-name="ce21" office:value-type="float" office:value="0.58" calcext:value-type="float">
            <text:p>0,5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8</text:p>
          </table:table-cell>
          <table:table-cell table:style-name="ce21" office:value-type="float" office:value="10.61" calcext:value-type="float">
            <text:p>10,61</text:p>
          </table:table-cell>
          <table:table-cell table:style-name="ce21" office:value-type="float" office:value="-0.36" calcext:value-type="float">
            <text:p>-0,3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8</text:p>
          </table:table-cell>
          <table:table-cell table:style-name="ce21" office:value-type="float" office:value="10.74" calcext:value-type="float">
            <text:p>10,74</text:p>
          </table:table-cell>
          <table:table-cell table:style-name="ce21" office:value-type="float" office:value="1.49" calcext:value-type="float">
            <text:p>1,4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8</text:p>
          </table:table-cell>
          <table:table-cell table:style-name="ce21" office:value-type="float" office:value="9.66" calcext:value-type="float">
            <text:p>9,66</text:p>
          </table:table-cell>
          <table:table-cell table:style-name="ce21" office:value-type="float" office:value="1.68" calcext:value-type="float">
            <text:p>1,6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8</text:p>
          </table:table-cell>
          <table:table-cell table:style-name="ce21" office:value-type="float" office:value="9.15" calcext:value-type="float">
            <text:p>9,15</text:p>
          </table:table-cell>
          <table:table-cell table:style-name="ce21"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8</text:p>
          </table:table-cell>
          <table:table-cell table:style-name="ce21" office:value-type="string" calcext:value-type="string">
            <text:p>9,1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8</text:p>
          </table:table-cell>
          <table:table-cell table:style-name="ce21" office:value-type="float" office:value="8.17" calcext:value-type="float">
            <text:p>8,17</text:p>
          </table:table-cell>
          <table:table-cell table:style-name="ce21" office:value-type="float" office:value="0.8" calcext:value-type="float">
            <text:p>0,8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7</text:p>
          </table:table-cell>
          <table:table-cell table:style-name="ce21" office:value-type="float" office:value="8.39" calcext:value-type="float">
            <text:p>8,39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7</text:p>
          </table:table-cell>
          <table:table-cell table:style-name="ce21" office:value-type="string" calcext:value-type="string">
            <text:p>8,4</text:p>
          </table:table-cell>
          <table:table-cell table:style-name="ce21" office:value-type="float" office:value="1.95" calcext:value-type="float">
            <text:p>1,9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7</text:p>
          </table:table-cell>
          <table:table-cell table:style-name="ce21" office:value-type="string" calcext:value-type="string">
            <text:p>7,7</text:p>
          </table:table-cell>
          <table:table-cell table:style-name="ce21" office:value-type="float" office:value="1.81" calcext:value-type="float">
            <text:p>1,8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7</text:p>
          </table:table-cell>
          <table:table-cell table:style-name="ce21" office:value-type="string" calcext:value-type="string">
            <text:p>7,12</text:p>
          </table:table-cell>
          <table:table-cell table:style-name="ce21" office:value-type="string" calcext:value-type="string">
            <text:p>1,0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7</text:p>
          </table:table-cell>
          <table:table-cell table:style-name="ce21" office:value-type="float" office:value="7.39" calcext:value-type="float">
            <text:p>7,39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7</text:p>
          </table:table-cell>
          <table:table-cell table:style-name="ce21" office:value-type="string" calcext:value-type="string">
            <text:p>6,9</text:p>
          </table:table-cell>
          <table:table-cell table:style-name="ce21" office:value-type="float" office:value="-0.73" calcext:value-type="float">
            <text:p>-0,7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7</text:p>
          </table:table-cell>
          <table:table-cell table:style-name="ce21" office:value-type="string" calcext:value-type="string">
            <text:p>8,6</text:p>
          </table:table-cell>
          <table:table-cell table:style-name="ce21" office:value-type="float" office:value="-0.24" calcext:value-type="float">
            <text:p>-0,2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7</text:p>
          </table:table-cell>
          <table:table-cell table:style-name="ce21" office:value-type="float" office:value="9.23" calcext:value-type="float">
            <text:p>9,23</text:p>
          </table:table-cell>
          <table:table-cell table:style-name="ce21" office:value-type="float" office:value="0.5" calcext:value-type="float">
            <text:p>0,5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7</text:p>
          </table:table-cell>
          <table:table-cell table:style-name="ce21" office:value-type="float" office:value="10.72" calcext:value-type="float">
            <text:p>10,72</text:p>
          </table:table-cell>
          <table:table-cell table:style-name="ce21" office:value-type="float" office:value="1.21" calcext:value-type="float">
            <text:p>1,2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7</text:p>
          </table:table-cell>
          <table:table-cell table:style-name="ce21" office:value-type="float" office:value="10.86" calcext:value-type="float">
            <text:p>10,86</text:p>
          </table:table-cell>
          <table:table-cell table:style-name="ce21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7</text:p>
          </table:table-cell>
          <table:table-cell table:style-name="ce21" office:value-type="float" office:value="10.16" calcext:value-type="float">
            <text:p>10,16</text:p>
          </table:table-cell>
          <table:table-cell table:style-name="ce21"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7</text:p>
          </table:table-cell>
          <table:table-cell table:style-name="ce21" office:value-type="float" office:value="9.93" calcext:value-type="float">
            <text:p>9,93</text:p>
          </table:table-cell>
          <table:table-cell table:style-name="ce22"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6</text:p>
          </table:table-cell>
          <table:table-cell table:style-name="ce21" office:value-type="float" office:value="9.65" calcext:value-type="float">
            <text:p>9,65</text:p>
          </table:table-cell>
          <table:table-cell table:style-name="ce21" office:value-type="float" office:value="0.23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6</text:p>
          </table:table-cell>
          <table:table-cell table:style-name="ce21" office:value-type="float" office:value="9.98" calcext:value-type="float">
            <text:p>9,98</text:p>
          </table:table-cell>
          <table:table-cell table:style-name="ce21" office:value-type="float" office:value="1.27" calcext:value-type="float">
            <text:p>1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6</text:p>
          </table:table-cell>
          <table:table-cell table:style-name="ce21" office:value-type="float" office:value="10.55" calcext:value-type="float">
            <text:p>10,55</text:p>
          </table:table-cell>
          <table:table-cell table:style-name="ce21"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6</text:p>
          </table:table-cell>
          <table:table-cell table:style-name="ce21" office:value-type="float" office:value="10.26" calcext:value-type="float">
            <text:p>10,26</text:p>
          </table:table-cell>
          <table:table-cell table:style-name="ce21" office:value-type="float" office:value="-0.44" calcext:value-type="float">
            <text:p>-0,4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6</text:p>
          </table:table-cell>
          <table:table-cell table:style-name="ce21" office:value-type="float" office:value="11.69" calcext:value-type="float">
            <text:p>11,69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6</text:p>
          </table:table-cell>
          <table:table-cell table:style-name="ce21" office:value-type="string" calcext:value-type="string">
            <text:p>10,12</text:p>
          </table:table-cell>
          <table:table-cell table:style-name="ce21"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6</text:p>
          </table:table-cell>
          <table:table-cell table:style-name="ce21" office:value-type="float" office:value="9.86" calcext:value-type="float">
            <text:p>9,86</text:p>
          </table:table-cell>
          <table:table-cell table:style-name="ce21" office:value-type="float" office:value="1.88" calcext:value-type="float">
            <text:p>1,88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6</text:p>
          </table:table-cell>
          <table:table-cell table:style-name="ce21" office:value-type="float" office:value="8.83" calcext:value-type="float">
            <text:p>8,83</text:p>
          </table:table-cell>
          <table:table-cell table:style-name="ce21" office:value-type="float" office:value="1.34" calcext:value-type="float">
            <text:p>1,3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6</text:p>
          </table:table-cell>
          <table:table-cell table:style-name="ce21" office:value-type="float" office:value="8.16" calcext:value-type="float">
            <text:p>8,16</text:p>
          </table:table-cell>
          <table:table-cell table:style-name="ce21"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6</text:p>
          </table:table-cell>
          <table:table-cell table:style-name="ce21" office:value-type="float" office:value="8.15" calcext:value-type="float">
            <text:p>8,15</text:p>
          </table:table-cell>
          <table:table-cell table:style-name="ce21" office:value-type="float" office:value="0.22" calcext:value-type="float">
            <text:p>0,2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6</text:p>
          </table:table-cell>
          <table:table-cell table:style-name="ce21" office:value-type="float" office:value="7.93" calcext:value-type="float">
            <text:p>7,93</text:p>
          </table:table-cell>
          <table:table-cell table:style-name="ce21"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2-2005</text:p>
          </table:table-cell>
          <table:table-cell table:style-name="ce21" office:value-type="float" office:value="7.72" calcext:value-type="float">
            <text:p>7,72</text:p>
          </table:table-cell>
          <table:table-cell table:style-name="ce21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1-2005</text:p>
          </table:table-cell>
          <table:table-cell table:style-name="ce21" office:value-type="float" office:value="7.61" calcext:value-type="float">
            <text:p>7,61</text:p>
          </table:table-cell>
          <table:table-cell table:style-name="ce21" office:value-type="string" calcext:value-type="string">
            <text:p>1,4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10-2005</text:p>
          </table:table-cell>
          <table:table-cell table:style-name="ce21" office:value-type="float" office:value="7.52" calcext:value-type="float">
            <text:p>7,52</text:p>
          </table:table-cell>
          <table:table-cell table:style-name="ce21" office:value-type="float" office:value="1.79" calcext:value-type="float">
            <text:p>1,79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9-2005</text:p>
          </table:table-cell>
          <table:table-cell table:style-name="ce21" office:value-type="float" office:value="7.99" calcext:value-type="float">
            <text:p>7,99</text:p>
          </table:table-cell>
          <table:table-cell table:style-name="ce21" office:value-type="string" calcext:value-type="string">
            <text:p>1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8-2005</text:p>
          </table:table-cell>
          <table:table-cell table:style-name="ce21" office:value-type="float" office:value="7.91" calcext:value-type="float">
            <text:p>7,91</text:p>
          </table:table-cell>
          <table:table-cell table:style-name="ce21" office:value-type="float" office:value="0.85" calcext:value-type="float">
            <text:p>0,8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7-2005</text:p>
          </table:table-cell>
          <table:table-cell table:style-name="ce21" office:value-type="float" office:value="7.82" calcext:value-type="float">
            <text:p>7,82</text:p>
          </table:table-cell>
          <table:table-cell table:style-name="ce21" office:value-type="float" office:value="-0.57" calcext:value-type="float">
            <text:p>-0,5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6-2005</text:p>
          </table:table-cell>
          <table:table-cell table:style-name="ce21" office:value-type="float" office:value="8.95" calcext:value-type="float">
            <text:p>8,95</text:p>
          </table:table-cell>
          <table:table-cell table:style-name="ce21" office:value-type="float" office:value="0.1" calcext:value-type="float">
            <text:p>0,1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5-2005</text:p>
          </table:table-cell>
          <table:table-cell table:style-name="ce21" office:value-type="string" calcext:value-type="string">
            <text:p>8,7</text:p>
          </table:table-cell>
          <table:table-cell table:style-name="ce21" office:value-type="float" office:value="0.92" calcext:value-type="float">
            <text:p>0,9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4-2005</text:p>
          </table:table-cell>
          <table:table-cell table:style-name="ce21" office:value-type="float" office:value="8.18" calcext:value-type="float">
            <text:p>8,18</text:p>
          </table:table-cell>
          <table:table-cell table:style-name="ce21" office:value-type="float" office:value="0.71" calcext:value-type="float">
            <text:p>0,71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3-2005</text:p>
          </table:table-cell>
          <table:table-cell table:style-name="ce21" office:value-type="float" office:value="7.94" calcext:value-type="float">
            <text:p>7,94</text:p>
          </table:table-cell>
          <table:table-cell table:style-name="ce21" office:value-type="float" office:value="0.26" calcext:value-type="float">
            <text:p>0,2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2-2005</text:p>
          </table:table-cell>
          <table:table-cell table:style-name="ce21" office:value-type="float" office:value="8.69" calcext:value-type="float">
            <text:p>8,69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1-2005</text:p>
          </table:table-cell>
          <table:table-cell table:style-name="ce21" office:value-type="float" office:value="9.24" calcext:value-type="float">
            <text:p>9,24</text:p>
          </table:table-cell>
          <table:table-cell table:style-name="ce21" office:value-type="float" office:value="0.55" calcext:value-type="float">
            <text:p>0,55</text:p>
          </table:table-cell>
          <table:table-cell table:number-columns-repeated="2"/>
        </table:table-row>
        <table:table-row table:style-name="ro1" table:number-rows-repeated="10483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  <number:date-style style:name="N112">
      <number:month number:style="long"/>
      <number:text> </number:text>
      <number:year number:style="long"/>
    </number:date-style>
    <number:date-style style:name="N113">
      <number:month number:textual="true"/>
      <number:text> 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.00.0000</text:date>, <text:time style:data-style-name="N2" text:time-value="18:06:40.863061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37:39.470242930</meta:creation-date>
    <dc:date>2022-07-14T18:28:14.634308463</dc:date>
    <meta:editing-duration>PT11H24M48S</meta:editing-duration>
    <meta:editing-cycles>5</meta:editing-cycles>
    <meta:generator>LibreOffice/7.2.7.2$Linux_X86_64 LibreOffice_project/20$Build-2</meta:generator>
    <meta:document-statistic meta:table-count="2" meta:cell-count="845" meta:object-count="0"/>
  </office:meta>
</office:document-meta>
</file>